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001cm"/>
    </style:style>
    <style:style style:name="Tabla2.B" style:family="table-column">
      <style:table-column-properties style:column-width="7.001cm"/>
    </style:style>
    <style:style style:name="Tabla2.D" style:family="table-column">
      <style:table-column-properties style:column-width="3cm"/>
    </style:style>
    <style:style style:name="Tabla2.E" style:family="table-column">
      <style:table-column-properties style:column-width="1cm"/>
    </style:style>
    <style:style style:name="Tabla2.G" style:family="table-column">
      <style:table-column-properties style:column-width="0.98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19" style:family="table-row">
      <style:table-row-properties fo:background-color="transparent" fo:keep-together="auto">
        <style:background-image/>
      </style:table-row-properties>
    </style:style>
    <style:style style:name="Tabla2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H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2a049"/>
    </style:style>
    <style:style style:name="P10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2a049" style:font-size-asian="8pt" style:font-size-complex="8pt"/>
    </style:style>
    <style:style style:name="P11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2a049" style:font-size-asian="9pt" style:font-name-complex="Calibri"/>
    </style:style>
    <style:style style:name="P12" style:family="paragraph" style:parent-style-name="Text_20_body">
      <style:paragraph-properties fo:margin-top="0cm" fo:margin-bottom="0cm" style:contextual-spacing="false" style:line-height-at-least="0.353cm" style:snap-to-layout-grid="false"/>
      <style:text-properties officeooo:paragraph-rsid="0072a049"/>
    </style:style>
    <style:style style:name="P1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officeooo:paragraph-rsid="0072a049"/>
    </style:style>
    <style:style style:name="P14" style:family="paragraph" style:parent-style-name="Text_20_body">
      <style:paragraph-properties fo:margin-top="0cm" fo:margin-bottom="0cm" style:contextual-spacing="false" fo:line-height="100%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16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2a049" style:font-size-asian="9pt" style:font-name-complex="Calibri"/>
    </style:style>
    <style:style style:name="P1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fo:font-weight="normal" officeooo:paragraph-rsid="0072a049" style:font-size-asian="9pt" style:font-weight-asian="normal" style:font-name-complex="Calibri" style:font-size-complex="9pt" style:font-weight-complex="normal"/>
    </style:style>
    <style:style style:name="P18" style:family="paragraph" style:parent-style-name="_31__20_cabecera">
      <style:text-properties officeooo:paragraph-rsid="0072a049"/>
    </style:style>
    <style:style style:name="P19" style:family="paragraph" style:parent-style-name="Table_20_Contents">
      <style:paragraph-properties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20" style:family="paragraph" style:parent-style-name="Table_20_Contents"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21" style:family="paragraph" style:parent-style-name="_33__20_gris">
      <style:text-properties officeooo:rsid="00dc6b6e" officeooo:paragraph-rsid="0072a049"/>
    </style:style>
    <style:style style:name="P22" style:family="paragraph" style:parent-style-name="_33__20_gris">
      <style:text-properties officeooo:paragraph-rsid="0072a049"/>
    </style:style>
    <style:style style:name="P23" style:family="paragraph" style:parent-style-name="_33__20_gris">
      <style:text-properties fo:font-size="9pt" officeooo:rsid="0072a049" officeooo:paragraph-rsid="0072a049" style:font-size-asian="9pt" style:font-size-complex="9pt"/>
    </style:style>
    <style:style style:name="P24" style:family="paragraph" style:parent-style-name="_33__20_gris">
      <style:text-properties style:use-window-font-color="true" style:font-name="Calibri" fo:language="ca" fo:country="ES" fo:font-weight="bold" officeooo:rsid="00dc6b6e" officeooo:paragraph-rsid="0072a049" style:letter-kerning="true" style:font-name-asian="SimSun1" style:language-asian="zh" style:country-asian="CN" style:font-name-complex="Calibri" style:language-complex="hi" style:country-complex="IN"/>
    </style:style>
    <style:style style:name="P25" style:family="paragraph" style:parent-style-name="_33__20_gris">
      <style:text-properties style:use-window-font-color="true" style:font-name="Calibri" fo:language="ca" fo:country="ES" fo:font-weight="bold" officeooo:paragraph-rsid="0072a049" style:letter-kerning="true" style:font-name-asian="SimSun1" style:language-asian="zh" style:country-asian="CN" style:font-name-complex="Calibri" style:language-complex="hi" style:country-complex="IN"/>
    </style:style>
    <style:style style:name="P26" style:family="paragraph" style:parent-style-name="_33__20_gris">
      <style:text-properties style:use-window-font-color="true" style:font-name="Calibri" fo:font-size="9pt" fo:language="ca" fo:country="ES" fo:font-weight="bold" officeooo:rsid="0072a049" officeooo:paragraph-rsid="0072a049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27" style:family="paragraph" style:parent-style-name="Text_20_body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2a049" style:font-size-asian="9pt" style:font-name-complex="Calibri" style:font-size-complex="9pt"/>
    </style:style>
    <style:style style:name="P28" style:family="paragraph" style:parent-style-name="Text_20_body">
      <style:paragraph-properties fo:margin-top="0cm" fo:margin-bottom="0.212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29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2a049" style:font-size-asian="9pt" style:font-name-complex="Calibri" style:font-size-complex="9pt"/>
    </style:style>
    <style:style style:name="P30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2a049" style:font-size-asian="9pt" style:font-name-complex="Calibri"/>
    </style:style>
    <style:style style:name="P31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32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officeooo:paragraph-rsid="0072a049"/>
    </style:style>
    <style:style style:name="P33" style:family="paragraph" style:parent-style-name="Standard">
      <style:paragraph-properties fo:margin-top="0cm" fo:margin-bottom="0.212cm" style:contextual-spacing="false" style:line-height-at-least="0.353cm" style:snap-to-layout-grid="false"/>
      <style:text-properties officeooo:paragraph-rsid="0072a049"/>
    </style:style>
    <style:style style:name="P34" style:family="paragraph" style:parent-style-name="Standard">
      <style:paragraph-properties fo:margin-top="0cm" fo:margin-bottom="0.212cm" style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officeooo:rsid="00dc6b6e" officeooo:paragraph-rsid="0072a049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35" style:family="paragraph" style:parent-style-name="_34__20_competencias"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36" style:family="paragraph" style:parent-style-name="_34__20_competencias">
      <style:text-properties officeooo:paragraph-rsid="0072a049"/>
    </style:style>
    <style:style style:name="P37" style:family="paragraph" style:parent-style-name="Standard">
      <style:paragraph-properties fo:margin-left="0.161cm" fo:margin-right="0cm" fo:margin-top="0cm" fo:margin-bottom="0.212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38" style:family="paragraph" style:parent-style-name="Standard">
      <style:paragraph-properties fo:margin-left="0.161cm" fo:margin-right="0cm" fo:margin-top="0cm" fo:margin-bottom="0.212cm" style:contextual-spacing="false" style:line-height-at-least="0.353cm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39" style:family="paragraph" style:parent-style-name="Standard">
      <style:paragraph-properties fo:margin-left="0.161cm" fo:margin-right="0cm" fo:margin-top="0cm" fo:margin-bottom="0.212cm" style:contextual-spacing="false" style:line-height-at-least="0.353cm" fo:text-align="center" style:justify-single-word="false" fo:text-indent="0cm" style:auto-text-indent="false" style:snap-to-layout-grid="false"/>
      <style:text-properties fo:color="#ffffff" style:font-name="Calibri" fo:font-size="14pt" fo:language="ca" fo:country="ES" officeooo:rsid="00dc6b6e" officeooo:paragraph-rsid="0072a049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40" style:family="paragraph" style:parent-style-name="Text_20_body">
      <style:paragraph-properties fo:margin-left="0.161cm" fo:margin-right="0cm" fo:margin-top="0cm" fo:margin-bottom="0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41" style:family="paragraph" style:parent-style-name="Text_20_body">
      <style:paragraph-properties fo:margin-left="0.161cm" fo:margin-right="0cm" fo:margin-top="0cm" fo:margin-bottom="0cm" style:contextual-spacing="false" style:line-height-at-least="0.353cm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42" style:family="paragraph" style:parent-style-name="Table_20_Contents">
      <style:paragraph-properties fo:margin-left="0.161cm" fo:margin-right="0cm" style:line-height-at-least="0.353cm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43" style:family="paragraph" style:parent-style-name="Text_20_body">
      <style:paragraph-properties fo:margin-left="0.153cm" fo:margin-right="0cm" fo:margin-top="0cm" fo:margin-bottom="0.212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44" style:family="paragraph" style:parent-style-name="Table_20_Contents">
      <style:paragraph-properties fo:margin-left="0.153cm" fo:margin-right="0cm" fo:text-indent="0cm" style:auto-text-indent="false" style:snap-to-layout-grid="false"/>
      <style:text-properties style:font-name="Calibri" fo:font-size="9pt" fo:language="ca" fo:country="ES" officeooo:paragraph-rsid="0072a049" style:font-size-asian="9pt" style:font-name-complex="Calibri" style:font-size-complex="9pt"/>
    </style:style>
    <style:style style:name="P45" style:family="paragraph" style:parent-style-name="_31__20_Cabecera">
      <style:text-properties officeooo:paragraph-rsid="0072a049"/>
    </style:style>
    <style:style style:name="P46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ize-complex="9pt" style:font-weight-complex="bold"/>
    </style:style>
    <style:style style:name="T7" style:family="text">
      <style:text-properties fo:color="#000000" style:font-name="Calibri" fo:font-size="9pt" fo:language="ca" fo:country="ES" style:font-name-asian="Lucida Sans Unicode" style:font-size-asian="9pt" style:font-name-complex="Calibri"/>
    </style:style>
    <style:style style:name="T8" style:family="text">
      <style:text-properties fo:color="#000000" style:font-name="Calibri" fo:font-size="9pt" fo:language="ca" fo:country="ES" fo:font-weight="bold" style:font-name-asian="Lucida Sans Unicode" style:font-size-asian="9pt" style:font-weight-asian="bold" style:font-name-complex="Calibri"/>
    </style:style>
    <style:style style:name="T9" style:family="text">
      <style:text-properties fo:color="#000000" style:font-name="Calibri" fo:font-size="9pt" fo:language="ca" fo:country="ES" fo:font-weight="bold" style:font-size-asian="9pt" style:font-weight-asian="bold" style:font-name-complex="Calibri"/>
    </style:style>
    <style:style style:name="T10" style:family="text">
      <style:text-properties fo:color="#000000" style:font-name="Calibri" fo:font-size="9pt" fo:language="ca" fo:country="ES" fo:font-weight="bold" style:font-name-asian="Arial" style:font-size-asian="9pt" style:font-weight-asian="bold" style:font-name-complex="Calibri"/>
    </style:style>
    <style:style style:name="T11" style:family="text">
      <style:text-properties fo:color="#000000" style:font-name="Calibri" fo:font-size="9pt" fo:language="ca" fo:country="ES" style:font-size-asian="9pt" style:font-name-complex="Calibri"/>
    </style:style>
    <style:style style:name="T12" style:family="text">
      <style:text-properties fo:color="#000000" style:font-name="Calibri" fo:font-size="9pt" fo:language="ca" fo:country="ES" officeooo:rsid="00d148c8" style:font-size-asian="9pt" style:font-name-complex="Calibri"/>
    </style:style>
    <style:style style:name="T13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14" style:family="text">
      <style:text-properties fo:color="#000000" fo:font-weight="normal" style:font-weight-asian="normal" style:font-size-complex="9pt" style:font-weight-complex="normal"/>
    </style:style>
    <style:style style:name="T15" style:family="text">
      <style:text-properties fo:color="#000000" fo:font-weight="bold" style:font-weight-asian="bold" style:font-size-complex="9pt" style:font-weight-complex="normal"/>
    </style:style>
    <style:style style:name="T16" style:family="text">
      <style:text-properties style:font-name="Calibri" fo:font-size="9pt" fo:language="ca" fo:country="ES" style:font-size-asian="9pt" style:font-name-complex="Calibri"/>
    </style:style>
    <style:style style:name="T17" style:family="text">
      <style:text-properties style:font-name="Calibri" fo:font-size="9pt" fo:language="ca" fo:country="ES" officeooo:rsid="0061290b" style:font-size-asian="9pt" style:font-name-complex="Calibri"/>
    </style:style>
    <style:style style:name="T18" style:family="text">
      <style:text-properties style:font-name="Calibri" fo:font-size="9pt" fo:language="ca" fo:country="ES" officeooo:rsid="00d148c8" style:font-size-asian="9pt" style:font-name-complex="Calibri"/>
    </style:style>
    <style:style style:name="T19" style:family="text">
      <style:text-properties style:font-name="Calibri" fo:font-size="9pt" fo:language="ca" fo:country="ES" officeooo:rsid="009d0c03" style:font-size-asian="9pt" style:font-name-complex="Calibri"/>
    </style:style>
    <style:style style:name="T20" style:family="text">
      <style:text-properties style:font-name="Calibri" fo:font-size="9pt" fo:language="ca" fo:country="ES" style:font-size-asian="9pt" style:font-size-complex="9pt"/>
    </style:style>
    <style:style style:name="T21" style:family="text">
      <style:text-properties style:font-name="Calibri" fo:font-size="9pt" fo:language="ca" fo:country="ES" officeooo:rsid="00d148c8" style:font-size-asian="9pt" style:font-size-complex="9pt"/>
    </style:style>
    <style:style style:name="T22" style:family="text">
      <style:text-properties style:font-name="Calibri" fo:font-size="9pt" fo:language="ca" fo:country="ES" fo:font-weight="bold" style:font-size-asian="9pt" style:font-weight-asian="bold" style:font-name-complex="Calibri"/>
    </style:style>
    <style:style style:name="T23" style:family="text">
      <style:text-properties style:font-name="Calibri" fo:font-size="9pt" fo:language="ca" fo:country="ES" fo:font-weight="bold" style:font-size-asian="9pt" style:font-weight-asian="bold" style:font-name-complex="Calibri" style:font-size-complex="9pt" style:font-weight-complex="normal"/>
    </style:style>
    <style:style style:name="T24" style:family="text">
      <style:text-properties style:font-name="Calibri" fo:font-size="9pt" fo:language="ca" fo:country="ES" fo:font-weight="bold" style:font-size-asian="9pt" style:font-weight-asian="bold" style:font-name-complex="Calibri" style:font-size-complex="9pt" style:font-weight-complex="bold"/>
    </style:style>
    <style:style style:name="T25" style:family="text">
      <style:text-properties style:font-name="Calibri" fo:font-size="9pt" fo:language="ca" fo:country="ES" fo:font-weight="bold" officeooo:rsid="007e9a85" style:font-size-asian="9pt" style:font-weight-asian="bold" style:font-name-complex="Calibri" style:font-size-complex="9pt" style:font-weight-complex="bold"/>
    </style:style>
    <style:style style:name="T26" style:family="text">
      <style:text-properties style:font-name="Calibri" fo:font-size="9pt" fo:language="ca" fo:country="ES" fo:font-weight="bold" style:font-name-asian="Lucida Sans Unicode" style:font-size-asian="9pt" style:font-weight-asian="bold" style:font-name-complex="Calibri"/>
    </style:style>
    <style:style style:name="T27" style:family="text">
      <style:text-properties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T28" style:family="text">
      <style:text-properties style:font-name="Calibri" fo:font-size="9pt" fo:language="ca" fo:country="ES" fo:font-weight="normal" officeooo:rsid="005d8d5e" style:font-size-asian="9pt" style:font-weight-asian="normal" style:font-name-complex="Calibri" style:font-size-complex="9pt" style:font-weight-complex="normal"/>
    </style:style>
    <style:style style:name="T29" style:family="text">
      <style:text-properties style:font-name="Calibri" fo:font-size="9pt" fo:language="ca" fo:country="ES" fo:font-weight="normal" style:font-size-asian="9pt" style:font-weight-asian="normal" style:font-name-complex="Calibri" style:font-weight-complex="normal"/>
    </style:style>
    <style:style style:name="T30" style:family="text">
      <style:text-properties style:font-name="Calibri" fo:font-size="9pt" fo:language="ca" fo:country="ES" fo:font-weight="normal" style:font-name-asian="Lucida Sans Unicode" style:font-size-asian="9pt" style:font-weight-asian="normal" style:font-name-complex="Calibri" style:font-weight-complex="normal"/>
    </style:style>
    <style:style style:name="T31" style:family="text">
      <style:text-properties style:font-name="Calibri" fo:font-size="9pt" fo:language="ca" fo:country="ES" style:font-name-asian="Lucida Sans Unicode" style:font-size-asian="9pt" style:font-name-complex="Calibri"/>
    </style:style>
    <style:style style:name="T32" style:family="text">
      <style:text-properties style:font-name="Calibri" fo:font-size="9pt" fo:language="ca" fo:country="ES" officeooo:rsid="009d0c03" style:font-name-asian="Lucida Sans Unicode" style:font-size-asian="9pt" style:font-name-complex="Calibri"/>
    </style:style>
    <style:style style:name="T33" style:family="text">
      <style:text-properties officeooo:rsid="00662c9f"/>
    </style:style>
    <style:style style:name="T34" style:family="text">
      <style:text-properties officeooo:rsid="00b01762"/>
    </style:style>
    <style:style style:name="T35" style:family="text">
      <style:text-properties officeooo:rsid="00b063ad"/>
    </style:style>
    <style:style style:name="T36" style:family="text">
      <style:text-properties fo:font-weight="normal" style:font-weight-asian="normal" style:font-size-complex="9pt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e3a564"/>
    </style:style>
    <style:style style:name="T39" style:family="text">
      <style:text-properties officeooo:rsid="00bbc29d"/>
    </style:style>
    <style:style style:name="T40" style:family="text">
      <style:text-properties fo:language="ca" fo:country="ES" style:font-name-asian="Thorndale" style:font-name-complex="Thorndale"/>
    </style:style>
    <style:style style:name="T41" style:family="text">
      <style:text-properties officeooo:rsid="00a1de08"/>
    </style:style>
    <style:style style:name="T42" style:family="text">
      <style:text-properties officeooo:rsid="00c0f7a0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46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9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 table:number-columns-repeated="2"/>
        <table:table-column table:style-name="Tabla2.G"/>
        <table:table-column table:style-name="Tabla2.E"/>
        <table:table-row table:style-name="Tabla2.1">
          <table:table-cell table:style-name="Tabla2.A1" table:number-columns-spanned="8" office:value-type="string">
            <text:p text:style-name="P18">ÀREA: CIÈNCIES SOCIALS <text:s text:c="19"/>NIVELL: 2n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4" office:value-type="string">
            <text:p text:style-name="P45"><text:span text:style-name="T37">BLOC 1: CONTINGUTS COMUNS</text:span> <text:s/></text:p>
          </table:table-cell>
          <table:covered-table-cell/>
          <table:covered-table-cell/>
          <table:covered-table-cell/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45"/>
          </table:table-cell>
          <table:table-cell table:style-name="Tabla2.H2" office:value-type="string">
            <text:p text:style-name="P45"/>
          </table:table-cell>
        </table:table-row>
        <table:table-row table:style-name="Tabla2.1">
          <table:table-cell table:style-name="Tabla2.A3" office:value-type="string">
            <text:p text:style-name="P21">CONTINGUTS</text:p>
          </table:table-cell>
          <table:table-cell table:style-name="Tabla2.A3" office:value-type="string">
            <text:p text:style-name="P22">CRITERIS D’AVALUACIÓ</text:p>
          </table:table-cell>
          <table:table-cell table:style-name="Tabla2.A3" office:value-type="string">
            <text:p text:style-name="P22">INDICADORS D’ÈXIT</text:p>
          </table:table-cell>
          <table:table-cell table:style-name="Tabla2.A3" office:value-type="string">
            <text:p text:style-name="P22">CCLV</text:p>
          </table:table-cell>
          <table:table-cell table:style-name="Tabla2.A3" office:value-type="string">
            <text:p text:style-name="P23">1<text:span text:style-name="T3">r </text:span>T</text:p>
          </table:table-cell>
          <table:table-cell table:style-name="Tabla2.A3" office:value-type="string">
            <text:p text:style-name="P23">2<text:span text:style-name="T3">n</text:span> T</text:p>
          </table:table-cell>
          <table:table-cell table:style-name="Tabla2.A3" office:value-type="string">
            <text:p text:style-name="P23">3<text:span text:style-name="T3">r</text:span> T</text:p>
          </table:table-cell>
          <table:table-cell table:style-name="Tabla2.H3" office:value-type="string">
            <text:p text:style-name="P23">FIN</text:p>
          </table:table-cell>
        </table:table-row>
        <table:table-row table:style-name="Tabla2.1">
          <table:table-cell table:style-name="Tabla2.A4" office:value-type="string">
            <text:p text:style-name="P27">Iniciació al mètode científic i la seua aplicació a les Ciències Socials: formulació de preguntes, busca, registre i organització de la informació procedent de diverses fonts per mitjà de llistes, imatges, taules i mesuraments. Ús de mitjans digitals, elaboració de textos narratius o descriptius per a comunicar les conclusions.</text:p>
          </table:table-cell>
          <table:table-cell table:style-name="Tabla2.A4" office:value-type="string">
            <text:p text:style-name="P29">2nCS.BL1.1 Formular preguntes amb l’ajuda del docent sobre la vida de les persones en el passat, les seues diferències amb les formes de vida actuals i sobre les característiques de distints llocs que els fa singulars.</text:p>
          </table:table-cell>
          <table:table-cell table:style-name="Tabla2.A4" office:value-type="string">
            <text:p text:style-name="P12"><text:span text:style-name="T7">2nCS.BL1.1.1 </text:span><text:span text:style-name="T8">Formula preguntes</text:span><text:span text:style-name="T7"> amb l’ajuda del docent sobre </text:span><text:span text:style-name="T8">la vida de les persones en el passat</text:span><text:span text:style-name="T7">, les seues diferències amb les </text:span><text:span text:style-name="T8">formes de vida</text:span><text:span text:style-name="T7"> actuals i sobre les </text:span><text:span text:style-name="T8">característiques de distints llocs</text:span><text:span text:style-name="T7"> que els fa singulars.</text:span></text:p>
          </table:table-cell>
          <table:table-cell table:style-name="Tabla2.A4" office:value-type="string">
            <text:p text:style-name="P36">CSC</text:p>
            <text:p text:style-name="P36">CMCT</text:p>
            <text:p text:style-name="P36">CAA</text:p>
          </table:table-cell>
          <table:table-cell table:style-name="Tabla2.A4" office:value-type="string">
            <text:p text:style-name="P36"/>
          </table:table-cell>
          <table:table-cell table:style-name="Tabla2.A4" office:value-type="string">
            <text:p text:style-name="P36"/>
          </table:table-cell>
          <table:table-cell table:style-name="Tabla2.A4" office:value-type="string">
            <text:p text:style-name="P36"/>
          </table:table-cell>
          <table:table-cell table:style-name="Tabla2.H4" office:value-type="string">
            <text:p text:style-name="P36"/>
          </table:table-cell>
        </table:table-row>
        <table:table-row table:style-name="Tabla2.1">
          <table:table-cell table:style-name="Tabla2.A6" table:number-rows-spanned="2" office:value-type="string">
            <text:p text:style-name="P14">Iniciació al mètode científic i la seua aplicació a les Ciències Socials: formulació de preguntes, busca, registre i organització de la informació procedent de diverses fonts per mitjà de llistes, imatges, taules i mesuraments. Ús de mitjans digitals, elaboració de textos narratius o descriptius per a comunicar les conclusions.</text:p>
            <text:p text:style-name="P15">Ús cuidadós i adequat i manteniment dels instruments i els materials utilitzats.</text:p>
          </table:table-cell>
          <table:table-cell table:style-name="Tabla2.B6" table:number-rows-spanned="2" office:value-type="string">
            <text:p text:style-name="P30">2nCS.BL1.2 Obtindre informació a partir d’un guió de preguntes elaborades pel grup-classe de fonts escrites, orals, imatges o a través del mesurament amb magnituds estandarditzades i registrar-la per mitjà de textos, imatges, línies de temps o taules i utilitzant mitjans digitals d’emmagatzematge o gravació cuidant-ne el bon ús i manteniment.</text:p>
          </table:table-cell>
          <table:table-cell table:style-name="Tabla2.A4" office:value-type="string">
            <text:p text:style-name="P12"><text:span text:style-name="T16">2nCS.BL1.2.1 Obté</text:span><text:span text:style-name="T22"> i selecciona informació a partir d’un llistat de preguntes</text:span><text:span text:style-name="T16"> elaborades pel grup-classe de fonts escrites, orals, imatges o a través del mesurament amb magnituds estandarditzades </text:span></text:p>
          </table:table-cell>
          <table:table-cell table:style-name="Tabla2.D5" office:value-type="string">
            <text:p text:style-name="P36">CSC</text:p>
            <text:p text:style-name="P36">CMCT</text:p>
            <text:p text:style-name="P36">CAA</text:p>
          </table:table-cell>
          <table:table-cell table:style-name="Tabla2.E5" office:value-type="string">
            <text:p text:style-name="P36"/>
          </table:table-cell>
          <table:table-cell table:style-name="Tabla2.F5" office:value-type="string">
            <text:p text:style-name="P36"/>
          </table:table-cell>
          <table:table-cell table:style-name="Tabla2.G5" office:value-type="string">
            <text:p text:style-name="P36"/>
          </table:table-cell>
          <table:table-cell table:style-name="Tabla2.H5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6" office:value-type="string">
            <text:p text:style-name="P12"><text:span text:style-name="T27">2nCS.BL1.2.2 </text:span><text:span text:style-name="T23">Registra la informació </text:span><text:span text:style-name="T27">obtinguda de</text:span><text:span text:style-name="T23"> fonts diverses</text:span><text:span text:style-name="T27"> per mitjà de textos senzills, imatges, línies de temps o taules, utilitza algun mitjà per a emmagatzemar-la o gravar-la facilitat pel docent i supervisat per ell </text:span><text:span text:style-name="T28">i</text:span><text:span text:style-name="T27"> </text:span><text:span text:style-name="T25">en</text:span><text:span text:style-name="T24"> </text:span><text:span text:style-name="T23">cuida</text:span><text:span text:style-name="T27"> el bon ús i manteniment.</text:span></text:p>
          </table:table-cell>
          <table:table-cell table:style-name="Tabla2.D6" office:value-type="string">
            <text:p text:style-name="P36">CSC</text:p>
            <text:p text:style-name="P36">CMCT</text:p>
            <text:p text:style-name="P36">CD</text:p>
            <text:p text:style-name="P36">CAA</text:p>
          </table:table-cell>
          <table:table-cell table:style-name="Tabla2.E6" office:value-type="string">
            <text:p text:style-name="P36"/>
          </table:table-cell>
          <table:table-cell table:style-name="Tabla2.F6" office:value-type="string">
            <text:p text:style-name="P36"/>
          </table:table-cell>
          <table:table-cell table:style-name="Tabla2.G6" office:value-type="string">
            <text:p text:style-name="P36"/>
          </table:table-cell>
          <table:table-cell table:style-name="Tabla2.H6" office:value-type="string">
            <text:p text:style-name="P36"/>
          </table:table-cell>
        </table:table-row>
        <table:table-row table:style-name="Tabla2.1">
          <table:table-cell table:style-name="Tabla2.A8" table:number-rows-spanned="2" office:value-type="string">
            <text:p text:style-name="P28">Iniciació al mètode científic i la seua aplicació a les Ciències Socials: formulació de preguntes: busca, <text:soft-page-break/>registre i organització de la informació procedent de diverses fonts per mitjà de llistes, imatges, taules i mesuraments. Ús de mitjans digitals, elaboració de textos narratius o descriptius per a comunicar les conclusions.</text:p>
          </table:table-cell>
          <table:table-cell table:style-name="Tabla2.B8" table:number-rows-spanned="2" office:value-type="string">
            <text:p text:style-name="P30">2nCS.BL1.3 Utilitzar llistes, esquemes senzills, línies de temps o imatges per a establir fets rellevants i relacions entre <text:soft-page-break/>ells per mitjà de la identificació de les idees clau de les fonts utilitzades.</text:p>
          </table:table-cell>
          <table:table-cell table:style-name="Tabla2.A4" office:value-type="string">
            <text:p text:style-name="P12"><text:span text:style-name="T16">2nCS.BL1.3.1 </text:span><text:span text:style-name="T22">Utilitza llistes, esquemes senzills, línies de temps o imatges</text:span><text:span text:style-name="T16"> per a establir fets </text:span><text:span text:style-name="T22">rellevants i relacions</text:span><text:span text:style-name="T16"> </text:span><text:soft-page-break/><text:span text:style-name="T16">entre e</text:span><text:span text:style-name="T17">ll</text:span><text:span text:style-name="T16">s. </text:span></text:p>
          </table:table-cell>
          <table:table-cell table:style-name="Tabla2.D7" office:value-type="string">
            <text:p text:style-name="P36">CSC</text:p>
            <text:p text:style-name="P36">CAA</text:p>
          </table:table-cell>
          <table:table-cell table:style-name="Tabla2.E7" office:value-type="string">
            <text:p text:style-name="P36"/>
          </table:table-cell>
          <table:table-cell table:style-name="Tabla2.F7" office:value-type="string">
            <text:p text:style-name="P36"/>
          </table:table-cell>
          <table:table-cell table:style-name="Tabla2.G7" office:value-type="string">
            <text:p text:style-name="P36"/>
          </table:table-cell>
          <table:table-cell table:style-name="Tabla2.H7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8" office:value-type="string">
            <text:p text:style-name="P12"><text:span text:style-name="T16">2nCS.BL1.3.2</text:span><text:span text:style-name="T22"> Identifica les idees clau de les fonts utilitzades</text:span><text:span text:style-name="T16"> per a establir fets rellevants i relacions entre estos.</text:span></text:p>
          </table:table-cell>
          <table:table-cell table:style-name="Tabla2.D8" office:value-type="string">
            <text:p text:style-name="P36">CSC</text:p>
            <text:p text:style-name="P36">CCLL</text:p>
            <text:p text:style-name="P36"/>
          </table:table-cell>
          <table:table-cell table:style-name="Tabla2.E8" office:value-type="string">
            <text:p text:style-name="P36"/>
          </table:table-cell>
          <table:table-cell table:style-name="Tabla2.F8" office:value-type="string">
            <text:p text:style-name="P36"/>
          </table:table-cell>
          <table:table-cell table:style-name="Tabla2.G8" office:value-type="string">
            <text:p text:style-name="P36"/>
          </table:table-cell>
          <table:table-cell table:style-name="Tabla2.H8" office:value-type="string">
            <text:p text:style-name="P36"/>
          </table:table-cell>
        </table:table-row>
        <table:table-row table:style-name="Tabla2.1">
          <table:table-cell table:style-name="Tabla2.A10" table:number-rows-spanned="2" office:value-type="string">
            <text:p text:style-name="P28">Iniciació al mètode científic i la seua aplicació a les Ciències Socials: formulació de preguntes, busca, registre i organització de la informació procedent de diverses fonts per mitjà de llistes, imatges, taules i mesuraments. Ús de mitjans digitals, elaboració de textos narratius o descriptius per a comunicar les conclusions.</text:p>
          </table:table-cell>
          <table:table-cell table:style-name="Tabla2.B10" table:number-rows-spanned="2" office:value-type="string">
            <text:p text:style-name="P30">2nCS.BL1.4 Enumerar o narrar a partir d’una planificació prèvia elaborada col·lectivament en classe les conclusions d’un procés d’indagació senzill sobre fets socials recolzant-se en un guió o una presentació elaborada amb un programa informàtic.</text:p>
          </table:table-cell>
          <table:table-cell table:style-name="Tabla2.C9" office:value-type="string">
            <text:p text:style-name="P12"><text:span text:style-name="T16">2nCS.BL1.4.1 </text:span><text:span text:style-name="T22">Expressa</text:span><text:span text:style-name="T16"> per mitjà de </text:span><text:span text:style-name="T22">textos narratius o enumeracions a partir d’una planificació prèvia</text:span><text:span text:style-name="T16"> elaborada col·lectivament en classe les conclusions d’un </text:span><text:span text:style-name="T22">procés d’indagació senzill </text:span><text:span text:style-name="T16">sobre fets socials recolzant-se en un guió.</text:span></text:p>
          </table:table-cell>
          <table:table-cell table:style-name="Tabla2.D9" office:value-type="string">
            <text:p text:style-name="P36">CSC</text:p>
            <text:p text:style-name="P36">CCLI</text:p>
            <text:p text:style-name="P36">CAA</text:p>
            <text:p text:style-name="P36">CD</text:p>
          </table:table-cell>
          <table:table-cell table:style-name="Tabla2.E9" office:value-type="string">
            <text:p text:style-name="P36"/>
          </table:table-cell>
          <table:table-cell table:style-name="Tabla2.F9" office:value-type="string">
            <text:p text:style-name="P36"/>
          </table:table-cell>
          <table:table-cell table:style-name="Tabla2.G9" office:value-type="string">
            <text:p text:style-name="P36"/>
          </table:table-cell>
          <table:table-cell table:style-name="Tabla2.H9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10" office:value-type="string">
            <text:p text:style-name="P12"><text:span text:style-name="T16">2nCS.BL1.4.2 </text:span><text:span text:style-name="T22">Exposa oralment</text:span><text:span text:style-name="T16"> les</text:span><text:span text:style-name="T11"> conclusions d’un procés senzill d’indagació sobre fets socials amb el suport d’</text:span><text:span text:style-name="T9">una presentació breu </text:span><text:span text:style-name="T11">a partir d’una plantilla elaborada pel docent</text:span><text:span text:style-name="T9"> per mitjà d’un programa informàtic.</text:span></text:p>
          </table:table-cell>
          <table:table-cell table:style-name="Tabla2.D10" office:value-type="string">
            <text:p text:style-name="P36">CSC</text:p>
            <text:p text:style-name="P36">CCLI</text:p>
            <text:p text:style-name="P36">CAA</text:p>
            <text:p text:style-name="P36"/>
          </table:table-cell>
          <table:table-cell table:style-name="Tabla2.E10" office:value-type="string">
            <text:p text:style-name="P36"/>
          </table:table-cell>
          <table:table-cell table:style-name="Tabla2.F10" office:value-type="string">
            <text:p text:style-name="P36"/>
          </table:table-cell>
          <table:table-cell table:style-name="Tabla2.G10" office:value-type="string">
            <text:p text:style-name="P36"/>
          </table:table-cell>
          <table:table-cell table:style-name="Tabla2.H10" office:value-type="string">
            <text:p text:style-name="P36"/>
          </table:table-cell>
        </table:table-row>
        <table:table-row table:style-name="Tabla2.1">
          <table:table-cell table:style-name="Tabla2.A12" table:number-rows-spanned="2" office:value-type="string">
            <text:p text:style-name="P28">Iniciació al mètode científic i la seua aplicació a les Ciències Socials: formulació de preguntes, busca, registre i organització de la informació procedent de diverses fonts per mitjà de llistes, imatges, taules i mesuraments. Ús de mitjans digitals, elaboració de textos narratius o descriptius per a comunicar les conclusions.</text:p>
          </table:table-cell>
          <table:table-cell table:style-name="Tabla2.B12" table:number-rows-spanned="2" office:value-type="string">
            <text:p text:style-name="P30">2nCS.BL1.5 Mostrar predisposició a desenrotllar activitats amb altres companys compartint els recursos, participant en la planificació, aportant idees constructives, assumint alguna part de la tasca assignada, escoltant les aportacions dels altres i reconeixent-l<text:span text:style-name="T33">os</text:span>-les.</text:p>
          </table:table-cell>
          <table:table-cell table:style-name="Tabla2.C11" office:value-type="string">
            <text:p text:style-name="P16"><text:span text:style-name="T14">2nCS.BL1.5.1 Participa en el desenrotllament d’una tasca en un equip de treball amb la guia d’un adult i </text:span><text:span text:style-name="T15">col·labora en la seua planificació col·lectiva aportant idees constructives</text:span><text:span text:style-name="T14">.</text:span></text:p>
          </table:table-cell>
          <table:table-cell table:style-name="Tabla2.D11" office:value-type="string">
            <text:p text:style-name="P36">CSC</text:p>
            <text:p text:style-name="P36"/>
            <text:p text:style-name="P36">SIEE</text:p>
          </table:table-cell>
          <table:table-cell table:style-name="Tabla2.E11" office:value-type="string">
            <text:p text:style-name="P36"/>
          </table:table-cell>
          <table:table-cell table:style-name="Tabla2.F11" office:value-type="string">
            <text:p text:style-name="P36"/>
          </table:table-cell>
          <table:table-cell table:style-name="Tabla2.G11" office:value-type="string">
            <text:p text:style-name="P36"/>
          </table:table-cell>
          <table:table-cell table:style-name="Tabla2.H11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12" office:value-type="string">
            <text:p text:style-name="P12"><text:span text:style-name="T11">2nCS.BL1.5.3 Escolta</text:span><text:span text:style-name="T13"> amb atenció les aportacions dels altres mantenint un contacte ocular intermitent i </text:span><text:span text:style-name="T10">demostrant interés amb gestos i paraules adequats.</text:span></text:p>
          </table:table-cell>
          <table:table-cell table:style-name="Tabla2.D12" office:value-type="string">
            <text:p text:style-name="P36">SIEE</text:p>
          </table:table-cell>
          <table:table-cell table:style-name="Tabla2.E12" office:value-type="string">
            <text:p text:style-name="P36"/>
          </table:table-cell>
          <table:table-cell table:style-name="Tabla2.F12" office:value-type="string">
            <text:p text:style-name="P36"/>
          </table:table-cell>
          <table:table-cell table:style-name="Tabla2.G12" office:value-type="string">
            <text:p text:style-name="P36"/>
          </table:table-cell>
          <table:table-cell table:style-name="Tabla2.H12" office:value-type="string">
            <text:p text:style-name="P36"/>
          </table:table-cell>
        </table:table-row>
        <table:table-row table:style-name="Tabla2.1">
          <table:table-cell table:style-name="Tabla2.A14" table:number-rows-spanned="2" office:value-type="string">
            <text:p text:style-name="P28">Esforçar-se. Constància i hàbits de treball. Aplicació d’estratègies d’aprenentatge cooperatiu. Buscar orientació o ajuda quan en necessita.</text:p>
          </table:table-cell>
          <table:table-cell table:style-name="Tabla2.B14" table:number-rows-spanned="2" office:value-type="string">
            <text:p text:style-name="P30">2nCS.BL1.6 Seguir les instruccions de les tasques d’aprenentatge amb atenció i constància sense abandonar quan li costa realitzar-la, demanant ajuda si en necessita.</text:p>
          </table:table-cell>
          <table:table-cell table:style-name="Tabla2.C13" office:value-type="string">
            <text:p text:style-name="P12"><text:span text:style-name="T11">2nCS.BL1.6.1 Seguix les </text:span><text:span text:style-name="T9">instruccions</text:span><text:span text:style-name="T11"> per a realitzar </text:span><text:span text:style-name="T9">una activitat d’aprenentatge</text:span><text:span text:style-name="T11"> senzilla amb </text:span><text:span text:style-name="T9">atenció i constància.</text:span></text:p>
          </table:table-cell>
          <table:table-cell table:style-name="Tabla2.D13" office:value-type="string">
            <text:p text:style-name="P36">CAA</text:p>
            <text:p text:style-name="P36">SIEE</text:p>
          </table:table-cell>
          <table:table-cell table:style-name="Tabla2.E13" office:value-type="string">
            <text:p text:style-name="P36"/>
          </table:table-cell>
          <table:table-cell table:style-name="Tabla2.F13" office:value-type="string">
            <text:p text:style-name="P36"/>
          </table:table-cell>
          <table:table-cell table:style-name="Tabla2.G13" office:value-type="string">
            <text:p text:style-name="P36"/>
          </table:table-cell>
          <table:table-cell table:style-name="Tabla2.H13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14" office:value-type="string">
            <text:p text:style-name="P12"><text:span text:style-name="T16">2nCS.BL1.6.2</text:span><text:span text:style-name="T22"> Demana</text:span><text:span text:style-name="T10"> ajuda</text:span><text:span text:style-name="T13"> a l’adult o als seus companys/es quan en necessita. </text:span><text:span text:style-name="T10">i</text:span><text:span text:style-name="T22"> no abandona </text:span><text:span text:style-name="T16">quan li costa realitzar una </text:span><text:soft-page-break/><text:span text:style-name="T16">activitat. </text:span></text:p>
          </table:table-cell>
          <table:table-cell table:style-name="Tabla2.D14" office:value-type="string">
            <text:p text:style-name="P36">SIEE</text:p>
          </table:table-cell>
          <table:table-cell table:style-name="Tabla2.E14" office:value-type="string">
            <text:p text:style-name="P36"/>
          </table:table-cell>
          <table:table-cell table:style-name="Tabla2.F14" office:value-type="string">
            <text:p text:style-name="P36"/>
          </table:table-cell>
          <table:table-cell table:style-name="Tabla2.G14" office:value-type="string">
            <text:p text:style-name="P36"/>
          </table:table-cell>
          <table:table-cell table:style-name="Tabla2.H14" office:value-type="string">
            <text:p text:style-name="P36"/>
          </table:table-cell>
        </table:table-row>
        <table:table-row table:style-name="Tabla2.1">
          <table:table-cell table:style-name="Tabla2.A16" table:number-rows-spanned="2" office:value-type="string">
            <text:p text:style-name="P28">Imaginar projectes individuals o col·lectius i planificació. Organització d’un projecte amb ajuda guiada.</text:p>
          </table:table-cell>
          <table:table-cell table:style-name="Tabla2.B16" table:number-rows-spanned="2" office:value-type="string">
            <text:p text:style-name="P30">2nCS.BL1.7 Participar en el procés de planificació del desenrotllament d’un producte o una tasca, ordenar amb ajuda els passos que s’han de seguir, reconéixer si els han realitzat correctament i expressar les seues opinions sobre el resultat.</text:p>
          </table:table-cell>
          <table:table-cell table:style-name="Tabla2.C15" office:value-type="string">
            <text:p text:style-name="P12"><text:span text:style-name="T11">2nCS.BL1.7.1 Reconeix</text:span><text:span text:style-name="T13"> si ha </text:span><text:span text:style-name="T10">seguit correctament els passos</text:span><text:span text:style-name="T13"> per al desenrotllament d’un producte o una tasca planificada de forma col·lectiva.</text:span></text:p>
          </table:table-cell>
          <table:table-cell table:style-name="Tabla2.D15" office:value-type="string">
            <text:p text:style-name="P36">CAA</text:p>
            <text:p text:style-name="P36">SIEE</text:p>
          </table:table-cell>
          <table:table-cell table:style-name="Tabla2.E15" office:value-type="string">
            <text:p text:style-name="P36"/>
          </table:table-cell>
          <table:table-cell table:style-name="Tabla2.F15" office:value-type="string">
            <text:p text:style-name="P36"/>
          </table:table-cell>
          <table:table-cell table:style-name="Tabla2.G15" office:value-type="string">
            <text:p text:style-name="P36"/>
          </table:table-cell>
          <table:table-cell table:style-name="Tabla2.H15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16" office:value-type="string">
            <text:p text:style-name="P17">2nCS.BL1.7.2 <text:span text:style-name="T4">Descriu</text:span> els passos seguits en la realització d’una tasca i <text:span text:style-name="T4">expressa la seua opinió</text:span> sobre el <text:span text:style-name="T4">resultat del procés</text:span> i sobre si s’han realitzat correctament els passos adequats per a aconseguir la meta <text:span text:style-name="T34">d'esta</text:span> tasca.</text:p>
          </table:table-cell>
          <table:table-cell table:style-name="Tabla2.D16" office:value-type="string">
            <text:p text:style-name="P36">CAA</text:p>
            <text:p text:style-name="P36">SIEE</text:p>
          </table:table-cell>
          <table:table-cell table:style-name="Tabla2.E16" office:value-type="string">
            <text:p text:style-name="P36"/>
          </table:table-cell>
          <table:table-cell table:style-name="Tabla2.F16" office:value-type="string">
            <text:p text:style-name="P36"/>
          </table:table-cell>
          <table:table-cell table:style-name="Tabla2.G16" office:value-type="string">
            <text:p text:style-name="P36"/>
          </table:table-cell>
          <table:table-cell table:style-name="Tabla2.H16" office:value-type="string">
            <text:p text:style-name="P36"/>
          </table:table-cell>
        </table:table-row>
        <table:table-row table:style-name="Tabla2.1">
          <table:table-cell table:style-name="Tabla2.A18" table:number-rows-spanned="2" office:value-type="string">
            <text:p text:style-name="P19">Ser respectuosos amb les manifestacions culturals del passat.</text:p>
            <text:p text:style-name="P28">Noció de desigualtat social.</text:p>
          </table:table-cell>
          <table:table-cell table:style-name="Tabla2.B18" table:number-rows-spanned="2" office:value-type="string">
            <text:p text:style-name="P31">2n<text:span text:style-name="T35">CS.</text:span>B<text:span text:style-name="T35">L</text:span>1.8 Mostrar interés per conéixer com vivien les persones en el passat, tractant de comprendre els motius de les seues actuacions i recon<text:span text:style-name="T35">éixer</text:span> aquelles situacions personals o socials que reflectixen algun tipus de desigualtat social.</text:p>
          </table:table-cell>
          <table:table-cell table:style-name="Tabla2.C17" office:value-type="string">
            <text:p text:style-name="P12"><text:span text:style-name="T16">2nCS.BL1.8.1 </text:span><text:span text:style-name="T22">Assenyala els motius </text:span><text:span text:style-name="T16">que van poder tindre les persones i grups socials per a actuar en determinades circumstàncies i contextos </text:span><text:span text:style-name="T22">per a comprendre com vivien</text:span><text:span text:style-name="T16"> les dites persones en el passat i per a</text:span><text:span text:style-name="T22"> explicar de manera senzilla</text:span><text:span text:style-name="T16"> fets històrics rellevants.</text:span></text:p>
          </table:table-cell>
          <table:table-cell table:style-name="Tabla2.D17" office:value-type="string">
            <text:p text:style-name="P36">CSC</text:p>
            <text:p text:style-name="P36"/>
          </table:table-cell>
          <table:table-cell table:style-name="Tabla2.E17" office:value-type="string">
            <text:p text:style-name="P36"/>
          </table:table-cell>
          <table:table-cell table:style-name="Tabla2.F17" office:value-type="string">
            <text:p text:style-name="P36"/>
          </table:table-cell>
          <table:table-cell table:style-name="Tabla2.G17" office:value-type="string">
            <text:p text:style-name="P36"/>
          </table:table-cell>
          <table:table-cell table:style-name="Tabla2.H17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18" office:value-type="string">
            <text:p text:style-name="P11"><text:span text:style-name="T36">2nCS.BL1.8.3 </text:span><text:span text:style-name="T6">Fa preguntes per a conéixer</text:span><text:span text:style-name="T36"> </text:span><text:span text:style-name="T6">com vivien </text:span><text:span text:style-name="T36">les persones </text:span><text:span text:style-name="T6">en el passat</text:span><text:span text:style-name="T36"> i </text:span><text:span text:style-name="T6">posa algun exemple </text:span><text:span text:style-name="T36">de <text:s/>situacions personals o socials que reflectixen algun tipus </text:span><text:span text:style-name="T6">de desigualtat social.</text:span></text:p>
          </table:table-cell>
          <table:table-cell table:style-name="Tabla2.D18" office:value-type="string">
            <text:p text:style-name="P36">CSC</text:p>
          </table:table-cell>
          <table:table-cell table:style-name="Tabla2.E18" office:value-type="string">
            <text:p text:style-name="P36"/>
          </table:table-cell>
          <table:table-cell table:style-name="Tabla2.F18" office:value-type="string">
            <text:p text:style-name="P36"/>
          </table:table-cell>
          <table:table-cell table:style-name="Tabla2.G18" office:value-type="string">
            <text:p text:style-name="P36"/>
          </table:table-cell>
          <table:table-cell table:style-name="Tabla2.H18" office:value-type="string">
            <text:p text:style-name="P36"/>
          </table:table-cell>
        </table:table-row>
        <table:table-row table:style-name="Tabla2.19">
          <table:table-cell table:style-name="Tabla2.H2" table:number-columns-spanned="8" office:value-type="string">
            <text:p text:style-name="P39">BLOC 2. <text:span text:style-name="T38">EL MÓN EN </text:span><text:s/>QUÈ VIVI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9">
          <table:table-cell table:style-name="Tabla2.A3" office:value-type="string">
            <text:p text:style-name="P24">CONTINGUTS</text:p>
          </table:table-cell>
          <table:table-cell table:style-name="Tabla2.A3" office:value-type="string">
            <text:p text:style-name="P25">CRITERIS D’AVALUACIÓ</text:p>
          </table:table-cell>
          <table:table-cell table:style-name="Tabla2.A3" office:value-type="string">
            <text:p text:style-name="P25">INDICADORS D’ÈXIT</text:p>
          </table:table-cell>
          <table:table-cell table:style-name="Tabla2.A3" office:value-type="string">
            <text:p text:style-name="P25">CCLV</text:p>
          </table:table-cell>
          <table:table-cell table:style-name="Tabla2.A3" office:value-type="string">
            <text:p text:style-name="P26">1<text:span text:style-name="T3">r</text:span> T</text:p>
          </table:table-cell>
          <table:table-cell table:style-name="Tabla2.A3" office:value-type="string">
            <text:p text:style-name="P26">2<text:span text:style-name="T3">n</text:span> T</text:p>
          </table:table-cell>
          <table:table-cell table:style-name="Tabla2.A3" office:value-type="string">
            <text:p text:style-name="P26">3<text:span text:style-name="T3">r</text:span> T</text:p>
          </table:table-cell>
          <table:table-cell table:style-name="Tabla2.H3" office:value-type="string">
            <text:p text:style-name="P26">FIN</text:p>
          </table:table-cell>
        </table:table-row>
        <table:table-row table:style-name="Tabla2.1">
          <table:table-cell table:style-name="Tabla2.A21" office:value-type="string">
            <text:p text:style-name="P42">Ús de plans senzills per a localitzar usos del sòl: residencial, esportiu, equipaments, comercial.</text:p>
            <text:p text:style-name="P40"/>
          </table:table-cell>
          <table:table-cell table:style-name="Tabla2.B21" office:value-type="string">
            <text:p text:style-name="P37">2n<text:span text:style-name="T39">CS</text:span>.BL2.1 <text:span text:style-name="T39">Elaborar plànols senzills de llocs pròxims per a situar llocs significatius (l’escola, la seua vivenda, locals comercials, equipaments culturals), on se n’identifique l'ús per mitjà de superfícies pintades o trames (residencial, esportiu, equipaments) i s'incloga una escala gràfica i una llegenda.</text:span></text:p>
          </table:table-cell>
          <table:table-cell table:style-name="Tabla2.C21" office:value-type="string">
            <text:p text:style-name="P16">2nCS.BL2.1.1 <text:span text:style-name="T5">Usa plànols senzills de llocs pròxims</text:span> per a situar llocs significatius (l’escola, la seua vivenda, locals comercials, equipaments culturals) en què s’identifique, per mitjà de superfícies pintades o trames, el seu ús (residencial, esportiu, equipaments) i s’incloga una <text:span text:style-name="T5">escala gràfica i una llegenda</text:span>.</text:p>
          </table:table-cell>
          <table:table-cell table:style-name="Tabla2.D21" office:value-type="string">
            <text:p text:style-name="P36">CMCT</text:p>
            <text:p text:style-name="P36">CAA</text:p>
          </table:table-cell>
          <table:table-cell table:style-name="Tabla2.E21" office:value-type="string">
            <text:p text:style-name="P36"/>
          </table:table-cell>
          <table:table-cell table:style-name="Tabla2.F21" office:value-type="string">
            <text:p text:style-name="P36"/>
          </table:table-cell>
          <table:table-cell table:style-name="Tabla2.G21" office:value-type="string">
            <text:p text:style-name="P36"/>
          </table:table-cell>
          <table:table-cell table:style-name="Tabla2.H21" office:value-type="string">
            <text:p text:style-name="P36"/>
          </table:table-cell>
        </table:table-row>
        <text:soft-page-break/>
        <table:table-row table:style-name="Tabla2.1">
          <table:table-cell table:style-name="Tabla2.A23" table:number-rows-spanned="2" office:value-type="string">
            <text:p text:style-name="P40">Tipus de temps: solejat, ennuvolat, plujós, càlid, fred, temperat. Canvi estacional. Registre i representació de dades meteorològiques.</text:p>
          </table:table-cell>
          <table:table-cell table:style-name="Tabla2.B23" table:number-rows-spanned="2" office:value-type="string">
            <text:p text:style-name="P30">2nCS.BL2.2 Diferenciar els components de la hidrosfera indicant alguna de les seues característiques a partir d’imatges de paisatges, observacions directes i imatges aèries i anomenar els oceans i alguns mars i rius importants.</text:p>
          </table:table-cell>
          <table:table-cell table:style-name="Tabla2.C22" office:value-type="string">
            <text:p text:style-name="P12"><text:span text:style-name="T16">2nCS.BL2.2.1 </text:span><text:span text:style-name="T22">Diferencia els components de la hidrosfera</text:span><text:span text:style-name="T16"> com ara oceans, mars, rius, llacs, aigües subterrànies, glaceres, i indica alguna de les seues característiques a partir d’</text:span><text:span text:style-name="T22">imatges de paisatges, observacions directes.</text:span></text:p>
          </table:table-cell>
          <table:table-cell table:style-name="Tabla2.D22" office:value-type="string">
            <text:p text:style-name="P36">CSC</text:p>
            <text:p text:style-name="P36">CMCT</text:p>
            <text:p text:style-name="P36">CAA</text:p>
          </table:table-cell>
          <table:table-cell table:style-name="Tabla2.E22" office:value-type="string">
            <text:p text:style-name="P36"/>
          </table:table-cell>
          <table:table-cell table:style-name="Tabla2.F22" office:value-type="string">
            <text:p text:style-name="P36"/>
          </table:table-cell>
          <table:table-cell table:style-name="Tabla2.G22" office:value-type="string">
            <text:p text:style-name="P36"/>
          </table:table-cell>
          <table:table-cell table:style-name="Tabla2.H22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23" office:value-type="string">
            <text:p text:style-name="P12"><text:span text:style-name="T16">2nCS.BL2.2.2 </text:span><text:span text:style-name="T22">Anomena i situa</text:span><text:span text:style-name="T16"> els oceans i alguns mars i rius importants</text:span><text:span text:style-name="T22"> en un mapa.</text:span></text:p>
          </table:table-cell>
          <table:table-cell table:style-name="Tabla2.D23" office:value-type="string">
            <text:p text:style-name="P36">CSC</text:p>
            <text:p text:style-name="P36">CMCT</text:p>
            <text:p text:style-name="P36"/>
          </table:table-cell>
          <table:table-cell table:style-name="Tabla2.E23" office:value-type="string">
            <text:p text:style-name="P36"/>
          </table:table-cell>
          <table:table-cell table:style-name="Tabla2.F23" office:value-type="string">
            <text:p text:style-name="P36"/>
          </table:table-cell>
          <table:table-cell table:style-name="Tabla2.G23" office:value-type="string">
            <text:p text:style-name="P36"/>
          </table:table-cell>
          <table:table-cell table:style-name="Tabla2.H23" office:value-type="string">
            <text:p text:style-name="P36"/>
          </table:table-cell>
        </table:table-row>
        <table:table-row table:style-name="Tabla2.1">
          <table:table-cell table:style-name="Tabla2.A25" table:number-rows-spanned="2" office:value-type="string">
            <text:p text:style-name="P40">Components de la hidrosfera: oceans, mars, rius, llacs, aigües subterrànies, glaceres. Situar els oceans, principals mars i rius.</text:p>
          </table:table-cell>
          <table:table-cell table:style-name="Tabla2.B25" table:number-rows-spanned="2" office:value-type="string">
            <text:p text:style-name="P30">2nCS.BL2.3 Identificar en l’estructura de la Terra la litosfera com a capa externa, els principals tipus de roques i minerals que la componen i situar-hi els continents i les principals unitats de relleu per mitjà d’un globus terraqüi o un planisferi.</text:p>
          </table:table-cell>
          <table:table-cell table:style-name="Tabla2.C24" office:value-type="string">
            <text:p text:style-name="P12"><text:span text:style-name="T16">2nCS.BL2.3.1</text:span><text:span text:style-name="T22"> Identifica en una representació gràfica de l’estructura de la Terra la litosfera</text:span><text:span text:style-name="T16"> com a capa externa, els principals tipus de roques i minerals que la componen.</text:span></text:p>
          </table:table-cell>
          <table:table-cell table:style-name="Tabla2.D24" office:value-type="string">
            <text:p text:style-name="P36">CSC</text:p>
            <text:p text:style-name="P36">CMCT</text:p>
            <text:p text:style-name="P36">CAA</text:p>
          </table:table-cell>
          <table:table-cell table:style-name="Tabla2.E24" office:value-type="string">
            <text:p text:style-name="P36"/>
          </table:table-cell>
          <table:table-cell table:style-name="Tabla2.F24" office:value-type="string">
            <text:p text:style-name="P36"/>
          </table:table-cell>
          <table:table-cell table:style-name="Tabla2.G24" office:value-type="string">
            <text:p text:style-name="P36"/>
          </table:table-cell>
          <table:table-cell table:style-name="Tabla2.H24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25" office:value-type="string">
            <text:p text:style-name="P12"><text:span text:style-name="T16">2nCS.BL2.3.2 </text:span><text:span text:style-name="T22">Situa els continents i les principals unitats de relleu</text:span><text:span text:style-name="T16"> per mitjà d’un globus terraqüi o un planisferi.</text:span></text:p>
          </table:table-cell>
          <table:table-cell table:style-name="Tabla2.D25" office:value-type="string">
            <text:p text:style-name="P36">CSC</text:p>
            <text:p text:style-name="P36">CMCT</text:p>
            <text:p text:style-name="P36">CAA</text:p>
          </table:table-cell>
          <table:table-cell table:style-name="Tabla2.E25" office:value-type="string">
            <text:p text:style-name="P36"/>
          </table:table-cell>
          <table:table-cell table:style-name="Tabla2.F25" office:value-type="string">
            <text:p text:style-name="P36"/>
          </table:table-cell>
          <table:table-cell table:style-name="Tabla2.G25" office:value-type="string">
            <text:p text:style-name="P36"/>
          </table:table-cell>
          <table:table-cell table:style-name="Tabla2.H25" office:value-type="string">
            <text:p text:style-name="P36"/>
          </table:table-cell>
        </table:table-row>
        <table:table-row table:style-name="Tabla2.1">
          <table:table-cell table:style-name="Tabla2.A27" table:number-rows-spanned="2" office:value-type="string">
            <text:p text:style-name="P41">L’accés a l’aigua com a dret bàsic.</text:p>
          </table:table-cell>
          <table:table-cell table:style-name="Tabla2.B27" table:number-rows-spanned="2" office:value-type="string">
            <text:p text:style-name="P13"><text:span text:style-name="T11">2nCS.BL2.</text:span><text:span text:style-name="T12">5</text:span><text:span text:style-name="T11"> Observar i registrar gràficament els canvis de temps associats al canvi estacional, reconeixent la regularitat de la dita successió i els canvis estacionals i identificant algunes conseqüències per a les activitats humanes</text:span><text:span text:style-name="Footnote_20_Symbol"><text:span text:style-name="T11"><text:note text:id="ftn1" text:note-class="footnote"><text:note-citation>1</text:note-citation><text:note-body><text:p text:style-name="Footnote"><text:span text:style-name="T40"><text:s/></text:span><text:span text:style-name="T20">No apareix en el currículum, </text:span><text:span text:style-name="T21">afegit com 2.5. fe d'errates D 108/2014</text:span><text:span text:style-name="T20">.</text:span></text:p></text:note-body></text:note></text:span></text:span><text:span text:style-name="T11">.</text:span></text:p>
          </table:table-cell>
          <table:table-cell table:style-name="Tabla2.C26" office:value-type="string">
            <text:p text:style-name="P12"><text:span text:style-name="T16">2nCS.BL2.</text:span><text:span text:style-name="T18">5</text:span><text:span text:style-name="T16">.1 </text:span><text:span text:style-name="T22">Observa i registra</text:span><text:span text:style-name="T16"> gràficament els </text:span><text:span text:style-name="T22">canvis de temps, associats al canvi estacional.</text:span></text:p>
          </table:table-cell>
          <table:table-cell table:style-name="Tabla2.D26" office:value-type="string">
            <text:p text:style-name="P36">CSC</text:p>
            <text:p text:style-name="P36">CMCT</text:p>
          </table:table-cell>
          <table:table-cell table:style-name="Tabla2.E26" office:value-type="string">
            <text:p text:style-name="P36"/>
          </table:table-cell>
          <table:table-cell table:style-name="Tabla2.F26" office:value-type="string">
            <text:p text:style-name="P36"/>
          </table:table-cell>
          <table:table-cell table:style-name="Tabla2.G26" office:value-type="string">
            <text:p text:style-name="P36"/>
          </table:table-cell>
          <table:table-cell table:style-name="Tabla2.H26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27" office:value-type="string">
            <text:p text:style-name="P12"><text:span text:style-name="T16">2nCS.BL.2.</text:span><text:span text:style-name="T18">5</text:span><text:span text:style-name="T16">.2 </text:span><text:span text:style-name="T22">Reconeix la regularitat </text:span><text:span text:style-name="T16">de</text:span><text:span text:style-name="T22"> la successió </text:span><text:span text:style-name="T16">de </text:span><text:span text:style-name="T22">tipus de temps i els canvis estacionals</text:span><text:span text:style-name="T16"> a partir del registre gràfic del temps atmosfèric i </text:span><text:span text:style-name="T22">identifica algunes conseqüències</text:span><text:span text:style-name="T16"> per a les activitats humanes.</text:span></text:p>
          </table:table-cell>
          <table:table-cell table:style-name="Tabla2.D27" office:value-type="string">
            <text:p text:style-name="P36">CSC</text:p>
            <text:p text:style-name="P36">CMCT</text:p>
          </table:table-cell>
          <table:table-cell table:style-name="Tabla2.E27" office:value-type="string">
            <text:p text:style-name="P36"/>
          </table:table-cell>
          <table:table-cell table:style-name="Tabla2.F27" office:value-type="string">
            <text:p text:style-name="P36"/>
          </table:table-cell>
          <table:table-cell table:style-name="Tabla2.G27" office:value-type="string">
            <text:p text:style-name="P36"/>
          </table:table-cell>
          <table:table-cell table:style-name="Tabla2.H27" office:value-type="string">
            <text:p text:style-name="P36"/>
          </table:table-cell>
        </table:table-row>
        <table:table-row table:style-name="Tabla2.19">
          <table:table-cell table:style-name="Tabla2.H2" table:number-columns-spanned="8" office:value-type="string">
            <text:p text:style-name="P34">BLOC 3. VIURE EN SOCIE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9">
          <table:table-cell table:style-name="Tabla2.A3" office:value-type="string">
            <text:p text:style-name="P24">CONTINGUTS</text:p>
          </table:table-cell>
          <table:table-cell table:style-name="Tabla2.A3" office:value-type="string">
            <text:p text:style-name="P25">CRITERIS D’AVALUACIÓ</text:p>
          </table:table-cell>
          <table:table-cell table:style-name="Tabla2.A3" office:value-type="string">
            <text:p text:style-name="P25">INDICADORS D’ÈXIT</text:p>
          </table:table-cell>
          <table:table-cell table:style-name="Tabla2.A3" office:value-type="string">
            <text:p text:style-name="P25">CCLV</text:p>
          </table:table-cell>
          <table:table-cell table:style-name="Tabla2.A3" office:value-type="string">
            <text:p text:style-name="P26">1<text:span text:style-name="T3">r</text:span> T</text:p>
          </table:table-cell>
          <table:table-cell table:style-name="Tabla2.A3" office:value-type="string">
            <text:p text:style-name="P26">2<text:span text:style-name="T3">n</text:span> T</text:p>
          </table:table-cell>
          <table:table-cell table:style-name="Tabla2.A3" office:value-type="string">
            <text:p text:style-name="P26">3<text:span text:style-name="T3">r</text:span> T</text:p>
          </table:table-cell>
          <table:table-cell table:style-name="Tabla2.H3" office:value-type="string">
            <text:p text:style-name="P26">FIN</text:p>
          </table:table-cell>
        </table:table-row>
        <table:table-row table:style-name="Tabla2.1">
          <table:table-cell table:style-name="Tabla2.A4" office:value-type="string">
            <text:p text:style-name="P37">Àmbits de participació ciutadana en entorns pròxims: col·legi, associacions veïnals, culturals i esportives, ajuntament i comunitat autònoma.</text:p>
          </table:table-cell>
          <table:table-cell table:style-name="Tabla2.A4" office:value-type="string">
            <text:p text:style-name="P32"><text:span text:style-name="T16">2nCS.BL3.1 Reconéixer alguns àmbits de participació ciutadana, com ara l’escola, les associacions veïnals, culturals o esportives, els municipis i les comunitats autònomes i les <text:s/>institucions on s’exercix </text:span><text:soft-page-break/><text:span text:style-name="T19">esta</text:span><text:span text:style-name="T16"> participació i les seues </text:span><text:span text:style-name="T31">funcions.</text:span></text:p>
          </table:table-cell>
          <table:table-cell table:style-name="Tabla2.A4" office:value-type="string">
            <text:p text:style-name="P33"><text:span text:style-name="T31">2nCS.BL3.1.</text:span><text:span text:style-name="T32">1</text:span><text:span text:style-name="T31"> </text:span><text:span text:style-name="T26">Reconeix</text:span><text:span text:style-name="T31"> alguns </text:span><text:span text:style-name="T26">àmbits de participació ciutadana</text:span><text:span text:style-name="T31">, com ara l’escola, les associacions veïnals, culturals o esportives, els municipis i les comunitats autònomes i les institucions </text:span><text:soft-page-break/><text:span text:style-name="T31">on s’exercix la dita participació i les seues funcions.</text:span></text:p>
          </table:table-cell>
          <table:table-cell table:style-name="Tabla2.D30" office:value-type="string">
            <text:p text:style-name="P36">CSC</text:p>
          </table:table-cell>
          <table:table-cell table:style-name="Tabla2.E30" office:value-type="string">
            <text:p text:style-name="P36"/>
          </table:table-cell>
          <table:table-cell table:style-name="Tabla2.F30" office:value-type="string">
            <text:p text:style-name="P36"/>
          </table:table-cell>
          <table:table-cell table:style-name="Tabla2.G30" office:value-type="string">
            <text:p text:style-name="P36"/>
          </table:table-cell>
          <table:table-cell table:style-name="Tabla2.H30" office:value-type="string">
            <text:p text:style-name="P36"/>
          </table:table-cell>
        </table:table-row>
        <table:table-row table:style-name="Tabla2.1">
          <table:table-cell table:style-name="Tabla2.A31" office:value-type="string">
            <text:p text:style-name="P38">Àmbits de participació ciutadana en entorns pròxims: col·legi, associacions veïnals, culturals i esportives, ajuntament, i comunitat autònoma.</text:p>
            <text:p text:style-name="P37">Equipaments bàsics: residencials, educatius, sanitaris i culturals.</text:p>
          </table:table-cell>
          <table:table-cell table:style-name="Tabla2.B31" office:value-type="string">
            <text:p text:style-name="P30">2nCS.BL3.2 Diferenciar segons l’organització territorial algunes de les funcions i activitats que es duen a terme des de les institucions per a atendre les necessitats dels ciutadans, com ara la sanitat, l’educació, els servicis socials i la seguretat.</text:p>
          </table:table-cell>
          <table:table-cell table:style-name="Tabla2.C31" office:value-type="string">
            <text:p text:style-name="P33"><text:span text:style-name="T16">2nCS.BL3.2.1 </text:span><text:span text:style-name="T22">Diferencia </text:span><text:span text:style-name="T16">segons l’organització territorial (ajuntament i comunitat autònoma) algunes de les </text:span><text:span text:style-name="T22">funcions i activitats </text:span><text:span text:style-name="T16">que es duen a terme des de les </text:span><text:span text:style-name="T22">institucions</text:span><text:span text:style-name="T16"> per a atendre les necessitats dels ciutadans, com ara la sanitat, l’educació, els servicis socials i la seguretat.</text:span></text:p>
          </table:table-cell>
          <table:table-cell table:style-name="Tabla2.D31" office:value-type="string">
            <text:p text:style-name="P36">CSC</text:p>
          </table:table-cell>
          <table:table-cell table:style-name="Tabla2.E31" office:value-type="string">
            <text:p text:style-name="P36"/>
          </table:table-cell>
          <table:table-cell table:style-name="Tabla2.F31" office:value-type="string">
            <text:p text:style-name="P36"/>
          </table:table-cell>
          <table:table-cell table:style-name="Tabla2.G31" office:value-type="string">
            <text:p text:style-name="P36"/>
          </table:table-cell>
          <table:table-cell table:style-name="Tabla2.H31" office:value-type="string">
            <text:p text:style-name="P36"/>
          </table:table-cell>
        </table:table-row>
        <table:table-row table:style-name="Tabla2.1">
          <table:table-cell table:style-name="Tabla2.A32" office:value-type="string">
            <text:p text:style-name="P27">Àmbits de participació ciutadana en entorns pròxims.</text:p>
          </table:table-cell>
          <table:table-cell table:style-name="Tabla2.B32" office:value-type="string">
            <text:p text:style-name="P30">2nCS.BL3.3 Reconéixer els objectius de la UE, els seus països membres i alguns exemples d’actuacions que afecten la vida quotidiana, com ara l’existència d’una moneda comuna o el lliure desplaçament dels ciutadans europeus en el territori de la UE.</text:p>
          </table:table-cell>
          <table:table-cell table:style-name="Tabla2.C32" office:value-type="string">
            <text:p text:style-name="P33"><text:span text:style-name="T31">2nCS.BL3.3.1 </text:span><text:span text:style-name="T26">Reconeix els objectius</text:span><text:span text:style-name="T31"> </text:span><text:span text:style-name="T26">de la UE</text:span><text:span text:style-name="T31"> a partir d’alguns exemples d’actuacions que impulsa la Unió Europea, com ara la circulació de l’euro o el lliure desplaçament de ciutadans en el territori de la UE.</text:span></text:p>
          </table:table-cell>
          <table:table-cell table:style-name="Tabla2.D32" office:value-type="string">
            <text:p text:style-name="P36">CSC</text:p>
          </table:table-cell>
          <table:table-cell table:style-name="Tabla2.E32" office:value-type="string">
            <text:p text:style-name="P36"/>
          </table:table-cell>
          <table:table-cell table:style-name="Tabla2.F32" office:value-type="string">
            <text:p text:style-name="P36"/>
          </table:table-cell>
          <table:table-cell table:style-name="Tabla2.G32" office:value-type="string">
            <text:p text:style-name="P36"/>
          </table:table-cell>
          <table:table-cell table:style-name="Tabla2.H32" office:value-type="string">
            <text:p text:style-name="P36"/>
          </table:table-cell>
        </table:table-row>
        <table:table-row table:style-name="Tabla2.1">
          <table:table-cell table:style-name="Tabla2.A33" office:value-type="string">
            <text:p text:style-name="P38">Noció de medi urbà i rural.</text:p>
            <text:p text:style-name="P37">Equipaments bàsics: residencials, educatius, sanitaris i culturals.</text:p>
          </table:table-cell>
          <table:table-cell table:style-name="Tabla2.B33" office:value-type="string">
            <text:p text:style-name="P30">2nCS.BL3.4 Diferenciar entre àrees urbanes i rurals de diversos països <text:span text:style-name="T41">segons</text:span> el nombre d’habitants i la seua dimensió i com això afecta la vida de les persones quant a accés a equipaments bàsics.</text:p>
          </table:table-cell>
          <table:table-cell table:style-name="Tabla2.C33" office:value-type="string">
            <text:p text:style-name="P33"><text:span text:style-name="T31">2nCS.BL3.4.1 </text:span><text:span text:style-name="T26">Diferencia entre àrees</text:span><text:span text:style-name="T31"> </text:span><text:span text:style-name="T26">urbanes i rurals</text:span><text:span text:style-name="T31"> de diversos països i posa exemples en què tinga en compte el nombre d’habitants, la grandària del lloc i els seus equipaments a partir d’observacions directes i d’imatges.</text:span></text:p>
          </table:table-cell>
          <table:table-cell table:style-name="Tabla2.D33" office:value-type="string">
            <text:p text:style-name="P36">CSC</text:p>
          </table:table-cell>
          <table:table-cell table:style-name="Tabla2.E33" office:value-type="string">
            <text:p text:style-name="P36"/>
          </table:table-cell>
          <table:table-cell table:style-name="Tabla2.F33" office:value-type="string">
            <text:p text:style-name="P36"/>
          </table:table-cell>
          <table:table-cell table:style-name="Tabla2.G33" office:value-type="string">
            <text:p text:style-name="P36"/>
          </table:table-cell>
          <table:table-cell table:style-name="Tabla2.H33" office:value-type="string">
            <text:p text:style-name="P36"/>
          </table:table-cell>
        </table:table-row>
        <table:table-row table:style-name="Tabla2.1">
          <table:table-cell table:style-name="Tabla2.A34" office:value-type="string">
            <text:p text:style-name="P38">Equipaments bàsics: residencials, educatius, sanitaris i culturals.</text:p>
            <text:p text:style-name="P37">Immigració.</text:p>
          </table:table-cell>
          <table:table-cell table:style-name="Tabla2.B34" office:value-type="string">
            <text:p text:style-name="P30">2nCS.BL3.5 Descriure alguns canvis locals com a conseqüència de l’arribada d’immigrants a un lloc, com ara la demanda de vivenda i servicis bàsics com les escoles o ambulatoris, o la creació de comerços o restaurants.</text:p>
          </table:table-cell>
          <table:table-cell table:style-name="Tabla2.C34" office:value-type="string">
            <text:p text:style-name="P33"><text:span text:style-name="T31">2nCS.BL3.5.1</text:span><text:span text:style-name="T26"> Descriu </text:span><text:span text:style-name="T31">alguns </text:span><text:span text:style-name="T26">canvis</text:span><text:span text:style-name="T31"> locals com a conseqüència de l’</text:span><text:span text:style-name="T26">arribada d’immigrants</text:span><text:span text:style-name="T31"> a un lloc com la demanda de vivenda i servicis bàsics com les escoles o ambulatoris, o la creació de comerços o restaurants a partir de casos concrets pròxims a l’entorn de l’alumne i d’altres llocs.</text:span></text:p>
          </table:table-cell>
          <table:table-cell table:style-name="Tabla2.D34" office:value-type="string">
            <text:p text:style-name="P36">CSC</text:p>
          </table:table-cell>
          <table:table-cell table:style-name="Tabla2.E34" office:value-type="string">
            <text:p text:style-name="P36"/>
          </table:table-cell>
          <table:table-cell table:style-name="Tabla2.F34" office:value-type="string">
            <text:p text:style-name="P36"/>
          </table:table-cell>
          <table:table-cell table:style-name="Tabla2.G34" office:value-type="string">
            <text:p text:style-name="P36"/>
          </table:table-cell>
          <table:table-cell table:style-name="Tabla2.H34" office:value-type="string">
            <text:p text:style-name="P36"/>
          </table:table-cell>
        </table:table-row>
        <table:table-row table:style-name="Tabla2.1">
          <table:table-cell table:style-name="Tabla2.A36" table:number-rows-spanned="2" office:value-type="string">
            <text:p text:style-name="P37">Nocions econòmiques bàsiques: producció, consum i mercat.</text:p>
          </table:table-cell>
          <table:table-cell table:style-name="Tabla2.B36" table:number-rows-spanned="2" office:value-type="string">
            <text:p text:style-name="P30">2nCS.BL3.6 Localitzar en un mapa la procedència d’alguns productes de la vida quotidiana: aliments, roba, electrodomèstics, i classificar-los segons <text:soft-page-break/>el grau de proximitat al lloc de consum.</text:p>
          </table:table-cell>
          <table:table-cell table:style-name="Tabla2.C35" office:value-type="string">
            <text:p text:style-name="P33"><text:span text:style-name="T16">2nCS.BL3.6.1</text:span><text:span text:style-name="T22"> Localitza </text:span><text:span text:style-name="T16">en un mapa la procedència</text:span><text:span text:style-name="T22"> d’alguns productes</text:span><text:span text:style-name="T16"> de la vida quotidiana: aliments, roba, electrodomèstics.</text:span></text:p>
          </table:table-cell>
          <table:table-cell table:style-name="Tabla2.D35" office:value-type="string">
            <text:p text:style-name="P36">CSC</text:p>
          </table:table-cell>
          <table:table-cell table:style-name="Tabla2.E35" office:value-type="string">
            <text:p text:style-name="P36"/>
          </table:table-cell>
          <table:table-cell table:style-name="Tabla2.F35" office:value-type="string">
            <text:p text:style-name="P36"/>
          </table:table-cell>
          <table:table-cell table:style-name="Tabla2.G35" office:value-type="string">
            <text:p text:style-name="P36"/>
          </table:table-cell>
          <table:table-cell table:style-name="Tabla2.H35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36" office:value-type="string">
            <text:p text:style-name="P33"><text:span text:style-name="T16">2nCS.BL3.6.2 </text:span><text:span text:style-name="T22">Classifica alguns productes </text:span><text:span text:style-name="T16">de la vida quotidiana, com ara aliments, roba i electrodomèstics segons el grau de proximitat al lloc de consum.</text:span></text:p>
          </table:table-cell>
          <table:table-cell table:style-name="Tabla2.D36" office:value-type="string">
            <text:p text:style-name="P36">CSC</text:p>
          </table:table-cell>
          <table:table-cell table:style-name="Tabla2.E36" office:value-type="string">
            <text:p text:style-name="P36"/>
          </table:table-cell>
          <table:table-cell table:style-name="Tabla2.F36" office:value-type="string">
            <text:p text:style-name="P36"/>
          </table:table-cell>
          <table:table-cell table:style-name="Tabla2.G36" office:value-type="string">
            <text:p text:style-name="P36"/>
          </table:table-cell>
          <table:table-cell table:style-name="Tabla2.H36" office:value-type="string">
            <text:p text:style-name="P36"/>
          </table:table-cell>
        </table:table-row>
        <table:table-row table:style-name="Tabla2.1">
          <table:table-cell table:style-name="Tabla2.A37" office:value-type="string">
            <text:p text:style-name="P37">Aproximació als tipus d’empreses: productores de béns de consum i de servicis. Sectors econòmics.</text:p>
          </table:table-cell>
          <table:table-cell table:style-name="Tabla2.B37" office:value-type="string">
            <text:p text:style-name="P30">2nCS.BL3.7 Classificar d’acord amb el sector econòmic a què pertanguen diferents empreses que produïsquen béns d’ús quotidià o proporcionen servicis.</text:p>
          </table:table-cell>
          <table:table-cell table:style-name="Tabla2.C37" office:value-type="string">
            <text:p text:style-name="P33"><text:span text:style-name="T11">2nCS.BL3.7.1 </text:span><text:span text:style-name="T9">Classifica</text:span><text:span text:style-name="T11"> d’acord amb el </text:span><text:span text:style-name="T9">sector econòmic</text:span><text:span text:style-name="T11"> a què pertanguen </text:span><text:span text:style-name="T9">diferents empreses</text:span><text:span text:style-name="T11"> que produïsquen béns d’ús quotidià o proporcionen servicis.</text:span></text:p>
          </table:table-cell>
          <table:table-cell table:style-name="Tabla2.D37" office:value-type="string">
            <text:p text:style-name="P36">CSC</text:p>
          </table:table-cell>
          <table:table-cell table:style-name="Tabla2.E37" office:value-type="string">
            <text:p text:style-name="P36"/>
          </table:table-cell>
          <table:table-cell table:style-name="Tabla2.F37" office:value-type="string">
            <text:p text:style-name="P36"/>
          </table:table-cell>
          <table:table-cell table:style-name="Tabla2.G37" office:value-type="string">
            <text:p text:style-name="P36"/>
          </table:table-cell>
          <table:table-cell table:style-name="Tabla2.H37" office:value-type="string">
            <text:p text:style-name="P36"/>
          </table:table-cell>
        </table:table-row>
        <table:table-row table:style-name="Tabla2.1">
          <table:table-cell table:style-name="Tabla2.A38" office:value-type="string">
            <text:p text:style-name="P28">Introducció a la noció de diners i circulació monetària, estalvi, compte bancari, moneda i targeta de crèdit. Càlcul de gastos i ingressos en l’economia domèstica.</text:p>
          </table:table-cell>
          <table:table-cell table:style-name="Tabla2.B38" office:value-type="string">
            <text:p text:style-name="P32"><text:span text:style-name="T16">2nCS.BL3.8 Esbrinar com obtenen les famílies els diners i com circula fent referència a activitats, com ara rebre un salari, guardar el dit ingrés en un compte d’estalvis en un banc o gastar-ho pagant bé en metàl·lic o amb targeta de crèdit l’adquisició de béns i servicis habituals com el menjar, la roba, el telèfon, la gasolina, material escolar o assistir a activitats lúdiques o </text:span><text:span text:style-name="T31">culturals.</text:span></text:p>
          </table:table-cell>
          <table:table-cell table:style-name="Tabla2.C38" office:value-type="string">
            <text:p text:style-name="P33"><text:span text:style-name="T31">2nCS.BL3.8</text:span><text:span text:style-name="T30">.1</text:span><text:span text:style-name="T26"> Esbrina com obtenen</text:span><text:span text:style-name="T31"> les famílies </text:span><text:span text:style-name="T26">els diners</text:span><text:span text:style-name="T31"> i com circula fent referència a activitats com </text:span><text:span text:style-name="T26">rebre un salari</text:span><text:span text:style-name="T31">, </text:span><text:span text:style-name="T26">guardar</text:span><text:span text:style-name="T31"> el dit ingrés en un compte d’estalvis en un banc o </text:span><text:span text:style-name="T26">gastar-lo</text:span><text:span text:style-name="T31"> pagant bé en metàl·lic o amb targeta de crèdit l’adquisició de béns i servicis habituals com el menjar, la roba, el telèfon, la gasolina, material escolar o assistir a activitats lúdiques o culturals.</text:span></text:p>
          </table:table-cell>
          <table:table-cell table:style-name="Tabla2.D38" office:value-type="string">
            <text:p text:style-name="P36">CSC</text:p>
          </table:table-cell>
          <table:table-cell table:style-name="Tabla2.E38" office:value-type="string">
            <text:p text:style-name="P36"/>
          </table:table-cell>
          <table:table-cell table:style-name="Tabla2.F38" office:value-type="string">
            <text:p text:style-name="P36"/>
          </table:table-cell>
          <table:table-cell table:style-name="Tabla2.G38" office:value-type="string">
            <text:p text:style-name="P36"/>
          </table:table-cell>
          <table:table-cell table:style-name="Tabla2.H38" office:value-type="string">
            <text:p text:style-name="P36"/>
          </table:table-cell>
        </table:table-row>
        <table:table-row table:style-name="Tabla2.1">
          <table:table-cell table:style-name="Tabla2.A40" table:number-rows-spanned="2" office:value-type="string">
            <text:p text:style-name="P38">Mesures de seguretat passiva: el cinturó de seguretat. Senyals de circulació que indiquen prohibició.</text:p>
          </table:table-cell>
          <table:table-cell table:style-name="Tabla2.B40" table:number-rows-spanned="2" office:value-type="string">
            <text:p text:style-name="P30">2nCS.BL3.9 Actuar en la via pública tenint en compte les mesures de seguretat passiva i <text:s/>els senyals de circulació que indiquen prohibició.</text:p>
          </table:table-cell>
          <table:table-cell table:style-name="Tabla2.C39" office:value-type="string">
            <text:p text:style-name="P33"><text:span text:style-name="T16">2nCS.BL3.9.1 </text:span><text:span text:style-name="T22">Coneix</text:span><text:span text:style-name="T16"> les mesures de seguretat passiva i els </text:span><text:span text:style-name="T22">senyals de circulació</text:span><text:span text:style-name="T16"> que indiquen </text:span><text:span text:style-name="T22">prohibició.</text:span></text:p>
          </table:table-cell>
          <table:table-cell table:style-name="Tabla2.D39" office:value-type="string">
            <text:p text:style-name="P36">CSC</text:p>
          </table:table-cell>
          <table:table-cell table:style-name="Tabla2.E39" office:value-type="string">
            <text:p text:style-name="P36"/>
          </table:table-cell>
          <table:table-cell table:style-name="Tabla2.F39" office:value-type="string">
            <text:p text:style-name="P36"/>
          </table:table-cell>
          <table:table-cell table:style-name="Tabla2.G39" office:value-type="string">
            <text:p text:style-name="P36"/>
          </table:table-cell>
          <table:table-cell table:style-name="Tabla2.H39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40" office:value-type="string">
            <text:p text:style-name="P33"><text:span text:style-name="T16">2nCS.BL3.9.2 </text:span><text:span text:style-name="T22">Actua en la via pública</text:span><text:span text:style-name="T16"> tenint en compte les mesures de </text:span><text:span text:style-name="T22">seguretat passiva i</text:span><text:span text:style-name="T16"> els </text:span><text:span text:style-name="T22">senyals</text:span><text:span text:style-name="T16"> de circulació que indiquen </text:span><text:span text:style-name="T22">prohibició.</text:span></text:p>
          </table:table-cell>
          <table:table-cell table:style-name="Tabla2.D40" office:value-type="string">
            <text:p text:style-name="P36">CSC</text:p>
          </table:table-cell>
          <table:table-cell table:style-name="Tabla2.E40" office:value-type="string">
            <text:p text:style-name="P36"/>
          </table:table-cell>
          <table:table-cell table:style-name="Tabla2.F40" office:value-type="string">
            <text:p text:style-name="P36"/>
          </table:table-cell>
          <table:table-cell table:style-name="Tabla2.G40" office:value-type="string">
            <text:p text:style-name="P36"/>
          </table:table-cell>
          <table:table-cell table:style-name="Tabla2.H40" office:value-type="string">
            <text:p text:style-name="P36"/>
          </table:table-cell>
        </table:table-row>
        <table:table-row table:style-name="Tabla2.19">
          <table:table-cell table:style-name="Tabla2.H2" table:number-columns-spanned="8" office:value-type="string">
            <text:p text:style-name="P34">BLOC 4. LES EMPREMTES DEL TEMP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9">
          <table:table-cell table:style-name="Tabla2.A3" office:value-type="string">
            <text:p text:style-name="P24">CONTINGUTS</text:p>
          </table:table-cell>
          <table:table-cell table:style-name="Tabla2.A3" office:value-type="string">
            <text:p text:style-name="P25">CRITERIS D’AVALUACIÓ</text:p>
          </table:table-cell>
          <table:table-cell table:style-name="Tabla2.A3" office:value-type="string">
            <text:p text:style-name="P25">INDICADORS D’ÈXIT</text:p>
          </table:table-cell>
          <table:table-cell table:style-name="Tabla2.A3" office:value-type="string">
            <text:p text:style-name="P25">CCLV</text:p>
          </table:table-cell>
          <table:table-cell table:style-name="Tabla2.A3" office:value-type="string">
            <text:p text:style-name="P26">1<text:span text:style-name="T3">r</text:span> T</text:p>
          </table:table-cell>
          <table:table-cell table:style-name="Tabla2.A3" office:value-type="string">
            <text:p text:style-name="P26">2<text:span text:style-name="T3">n</text:span> T</text:p>
          </table:table-cell>
          <table:table-cell table:style-name="Tabla2.A3" office:value-type="string">
            <text:p text:style-name="P26">3<text:span text:style-name="T3">r</text:span> T</text:p>
          </table:table-cell>
          <table:table-cell table:style-name="Tabla2.H3" office:value-type="string">
            <text:p text:style-name="P26">FIN</text:p>
          </table:table-cell>
        </table:table-row>
        <table:table-row table:style-name="Tabla2.1">
          <table:table-cell table:style-name="Tabla2.A4" table:number-rows-spanned="3" office:value-type="string">
            <text:p text:style-name="P44">Representació del temps per mitjà de línies cronològiques. Formes convencionals de mesurar el temps: noció de les grans edats de la història.</text:p>
            <text:p text:style-name="P43"><text:soft-page-break/>Noció de simultaneïtat, canvi i continuïtat.</text:p>
          </table:table-cell>
          <table:table-cell table:style-name="Tabla2.A4" table:number-rows-spanned="3" office:value-type="string">
            <text:p text:style-name="P30">2nCS.BL4.1 Ordenar cronològicament per mitjà d’una línia de temps senzilla diversos fets del passat o esdeveniments relatius a la vida de persones significatives de la història com ara artistes, científics o governants, utilitzant <text:soft-page-break/>com a marc temporal les edats de la història i els segles, identificant fets simultanis, canvis i continuïtats.</text:p>
          </table:table-cell>
          <table:table-cell table:style-name="Tabla2.A4" office:value-type="string">
            <text:p text:style-name="P12"><text:span text:style-name="T16">2nCS.BL4.1.1</text:span><text:span text:style-name="T22"> Ordena </text:span><text:span text:style-name="T16">de manera cronològica, per mitjà d’una </text:span><text:span text:style-name="T22">línia de temps </text:span><text:span text:style-name="T16">senzilla, diversos fets del passat o esdeveniments relatius a la</text:span><text:span text:style-name="T22"> vida de persones significatives de la història,</text:span><text:span text:style-name="T16"> com ara artistes, científics o governants.</text:span></text:p>
          </table:table-cell>
          <table:table-cell table:style-name="Tabla2.A4" office:value-type="string">
            <text:p text:style-name="P36">CSC</text:p>
          </table:table-cell>
          <table:table-cell table:style-name="Tabla2.A4" office:value-type="string">
            <text:p text:style-name="P36"/>
          </table:table-cell>
          <table:table-cell table:style-name="Tabla2.A4" office:value-type="string">
            <text:p text:style-name="P36"/>
          </table:table-cell>
          <table:table-cell table:style-name="Tabla2.A4" office:value-type="string">
            <text:p text:style-name="P36"/>
          </table:table-cell>
          <table:table-cell table:style-name="Tabla2.H4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44" office:value-type="string">
            <text:p text:style-name="P12"><text:span text:style-name="T16">2nCS.BL4.1.2 </text:span><text:span text:style-name="T22">Utilitza</text:span><text:span text:style-name="T16"> com a marc temporal</text:span><text:span text:style-name="T22"> les edats de la història i els segles</text:span><text:span text:style-name="T16"> per a ordenar esdeveniments relatius a la vida de persones significatives de la història, com ara artistes, científics o governants.</text:span></text:p>
          </table:table-cell>
          <table:table-cell table:style-name="Tabla2.D44" office:value-type="string">
            <text:p text:style-name="P36">CSC</text:p>
          </table:table-cell>
          <table:table-cell table:style-name="Tabla2.E44" office:value-type="string">
            <text:p text:style-name="P36"/>
          </table:table-cell>
          <table:table-cell table:style-name="Tabla2.F44" office:value-type="string">
            <text:p text:style-name="P36"/>
          </table:table-cell>
          <table:table-cell table:style-name="Tabla2.G44" office:value-type="string">
            <text:p text:style-name="P36"/>
          </table:table-cell>
          <table:table-cell table:style-name="Tabla2.H44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45" office:value-type="string">
            <text:p text:style-name="P12"><text:span text:style-name="T16">2nCS.BL4.1.3 identifica fets simultanis, canvis</text:span><text:span text:style-name="T22"> </text:span><text:span text:style-name="T29">i</text:span><text:span text:style-name="T22"> continuïtats</text:span><text:span text:style-name="T16"> relatius a de la vida de persones significatives de la història com a artistes, científics o governants.</text:span></text:p>
          </table:table-cell>
          <table:table-cell table:style-name="Tabla2.D45" office:value-type="string">
            <text:p text:style-name="P36">CSC</text:p>
          </table:table-cell>
          <table:table-cell table:style-name="Tabla2.E45" office:value-type="string">
            <text:p text:style-name="P36"/>
          </table:table-cell>
          <table:table-cell table:style-name="Tabla2.F45" office:value-type="string">
            <text:p text:style-name="P36"/>
          </table:table-cell>
          <table:table-cell table:style-name="Tabla2.G45" office:value-type="string">
            <text:p text:style-name="P36"/>
          </table:table-cell>
          <table:table-cell table:style-name="Tabla2.H45" office:value-type="string">
            <text:p text:style-name="P36"/>
          </table:table-cell>
        </table:table-row>
        <table:table-row table:style-name="Tabla2.1">
          <table:table-cell table:style-name="Tabla2.A48" table:number-rows-spanned="3" office:value-type="string">
            <text:p text:style-name="P19">Nocions de causa, conseqüència, empatia.</text:p>
            <text:p text:style-name="P20">Aspectes socials significatius del passat de l’entorn local o global.</text:p>
            <text:p text:style-name="P28">Biografies de personatges rellevants per la seua aportació al desenrotllament humà.</text:p>
          </table:table-cell>
          <table:table-cell table:style-name="Tabla2.B48" table:number-rows-spanned="3" office:value-type="string">
            <text:p text:style-name="P30">2nCS.BL4.2 Reconéixer distintes formes de viure en les societats històriques a través de l’estudi de fets significatius o la vida de personatges que representen algun aspecte rellevant de l’activitat humana plantejant-se per què succeïxen els fets, les seues conseqüències o per què les persones actuen d’una determinada manera en un moment donat a partir de textos narratius, imatges, mitjans audiovisuals o visites a museus.</text:p>
          </table:table-cell>
          <table:table-cell table:style-name="Tabla2.C46" office:value-type="string">
            <text:p text:style-name="P16">2nCS.BL4.2.1 Reconeix distintes formes de viure en les societats històriques a través de l’estudi de fets significatius o la vida de personatges (biografies) que representen algun aspecte rellevant per la seua aportació al desenrotllament d’humanitat.</text:p>
          </table:table-cell>
          <table:table-cell table:style-name="Tabla2.D46" office:value-type="string">
            <text:p text:style-name="P36">CSC</text:p>
          </table:table-cell>
          <table:table-cell table:style-name="Tabla2.E46" office:value-type="string">
            <text:p text:style-name="P36"/>
          </table:table-cell>
          <table:table-cell table:style-name="Tabla2.F46" office:value-type="string">
            <text:p text:style-name="P36"/>
          </table:table-cell>
          <table:table-cell table:style-name="Tabla2.G46" office:value-type="string">
            <text:p text:style-name="P36"/>
          </table:table-cell>
          <table:table-cell table:style-name="Tabla2.H46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47" office:value-type="string">
            <text:p text:style-name="P12"><text:span text:style-name="T16">2nCS.BL4.2.2</text:span><text:span text:style-name="T22"> Planteja </text:span><text:span text:style-name="T16">les </text:span><text:span text:style-name="T22">causes de fets</text:span><text:span text:style-name="T16"> rellevants en la història i les seues conseqüències a partir de </text:span><text:span text:style-name="T22">textos narratius</text:span><text:span text:style-name="T16">, imatges, mitjans audiovisuals o visites a museus.</text:span></text:p>
          </table:table-cell>
          <table:table-cell table:style-name="Tabla2.D47" office:value-type="string">
            <text:p text:style-name="P36">CSC</text:p>
          </table:table-cell>
          <table:table-cell table:style-name="Tabla2.E47" office:value-type="string">
            <text:p text:style-name="P36"/>
          </table:table-cell>
          <table:table-cell table:style-name="Tabla2.F47" office:value-type="string">
            <text:p text:style-name="P36"/>
          </table:table-cell>
          <table:table-cell table:style-name="Tabla2.G47" office:value-type="string">
            <text:p text:style-name="P36"/>
          </table:table-cell>
          <table:table-cell table:style-name="Tabla2.H47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48" office:value-type="string">
            <text:p text:style-name="P12"><text:span text:style-name="T16">2nCS.BL4.2.3</text:span><text:span text:style-name="T22"> Planteja causes i conseqüències </text:span><text:span text:style-name="T16">de les actuacions de les persones a través de l’estudi de les </text:span><text:span text:style-name="T22">biografies d’alguns personatges</text:span><text:span text:style-name="T16"> històrics rellevants.</text:span></text:p>
          </table:table-cell>
          <table:table-cell table:style-name="Tabla2.D48" office:value-type="string">
            <text:p text:style-name="P36">CSC</text:p>
          </table:table-cell>
          <table:table-cell table:style-name="Tabla2.E48" office:value-type="string">
            <text:p text:style-name="P36"/>
          </table:table-cell>
          <table:table-cell table:style-name="Tabla2.F48" office:value-type="string">
            <text:p text:style-name="P36"/>
          </table:table-cell>
          <table:table-cell table:style-name="Tabla2.G48" office:value-type="string">
            <text:p text:style-name="P36"/>
          </table:table-cell>
          <table:table-cell table:style-name="Tabla2.H48" office:value-type="string">
            <text:p text:style-name="P36"/>
          </table:table-cell>
        </table:table-row>
        <table:table-row table:style-name="Tabla2.1">
          <table:table-cell table:style-name="Tabla2.A52" table:number-rows-spanned="4" office:value-type="string">
            <text:p text:style-name="P19">Ús com a fonts de textos narratius, imatges, objectes, edificis històrics i altres fonts basades en recursos digitals.</text:p>
            <text:p text:style-name="P28">Diferenciació entre narracions de llegendes o mites i la història.</text:p>
          </table:table-cell>
          <table:table-cell table:style-name="Tabla2.B52" table:number-rows-spanned="4" office:value-type="string">
            <text:p text:style-name="P30">2nCS.BL4.3 Informar sobre l’ús d’alguns objectes o edificis del passat o muntatges museístics per a entendre com es vivia en l’època en què van ser construïts <text:span text:style-name="T42">i completar este</text:span> coneixement amb altres fonts basades en recursos digitals com <text:span text:style-name="T42">f</text:span>otografies o documents audiovisuals i narracions, distingint la realitat de l<text:span text:style-name="T42">a llegenda i iniciant-ne una senzilla classificació en fonts primàries i </text:span><text:soft-page-break/><text:span text:style-name="T42">secundàries.</text:span></text:p>
          </table:table-cell>
          <table:table-cell table:style-name="Tabla2.C49" office:value-type="string">
            <text:p text:style-name="P12"><text:span text:style-name="T16">2nCS.BL4.3.1 </text:span><text:span text:style-name="T22">Usa noves fonts</text:span><text:span text:style-name="T16"> basades en recursos digitals, com ara fotografies o documents audiovisuals i narracions per a completar el coneixement sobre </text:span><text:span text:style-name="T22">com es vivia en el passat</text:span><text:span text:style-name="T16"> aportat per fonts, com ara </text:span><text:span text:style-name="T22">objectes, edificis o muntatges museístics.</text:span></text:p>
          </table:table-cell>
          <table:table-cell table:style-name="Tabla2.D49" office:value-type="string">
            <text:p text:style-name="P36">CSC</text:p>
            <text:p text:style-name="P36">CAA</text:p>
            <text:p text:style-name="P36">CD</text:p>
          </table:table-cell>
          <table:table-cell table:style-name="Tabla2.E49" office:value-type="string">
            <text:p text:style-name="P36"/>
          </table:table-cell>
          <table:table-cell table:style-name="Tabla2.F49" office:value-type="string">
            <text:p text:style-name="P36"/>
          </table:table-cell>
          <table:table-cell table:style-name="Tabla2.G49" office:value-type="string">
            <text:p text:style-name="P36"/>
          </table:table-cell>
          <table:table-cell table:style-name="Tabla2.H49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50" office:value-type="string">
            <text:p text:style-name="P12"><text:span text:style-name="T16">2nCS.BL4.3.2 Informa sobre l’ús d’alguns </text:span><text:span text:style-name="T22">objectes o edificis del passat</text:span><text:span text:style-name="T16"> o </text:span><text:span text:style-name="T22">muntatges museístics</text:span><text:span text:style-name="T16"> per a entendre com es vivia en l’època en què van ser </text:span><text:soft-page-break/><text:span text:style-name="T16">construïts.</text:span></text:p>
          </table:table-cell>
          <table:table-cell table:style-name="Tabla2.D50" office:value-type="string">
            <text:p text:style-name="P36">CCLI</text:p>
            <text:p text:style-name="P36">CAA</text:p>
          </table:table-cell>
          <table:table-cell table:style-name="Tabla2.E50" office:value-type="string">
            <text:p text:style-name="P36"/>
          </table:table-cell>
          <table:table-cell table:style-name="Tabla2.F50" office:value-type="string">
            <text:p text:style-name="P36"/>
          </table:table-cell>
          <table:table-cell table:style-name="Tabla2.G50" office:value-type="string">
            <text:p text:style-name="P36"/>
          </table:table-cell>
          <table:table-cell table:style-name="Tabla2.H50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51" office:value-type="string">
            <text:p text:style-name="P12"><text:span text:style-name="T16">2nCS.BL4.3.3 </text:span><text:span text:style-name="T22">Classifica</text:span><text:span text:style-name="T16"> de forma senzilla objectes, edificis, muntatges museístics, fotografies, documents audiovisuals o narracions en </text:span><text:span text:style-name="T22">fonts primàries i secundàries.</text:span></text:p>
          </table:table-cell>
          <table:table-cell table:style-name="Tabla2.D51" office:value-type="string">
            <text:p text:style-name="P36">CSC</text:p>
            <text:p text:style-name="P36">CCLI</text:p>
            <text:p text:style-name="P36"/>
          </table:table-cell>
          <table:table-cell table:style-name="Tabla2.E51" office:value-type="string">
            <text:p text:style-name="P36"/>
          </table:table-cell>
          <table:table-cell table:style-name="Tabla2.F51" office:value-type="string">
            <text:p text:style-name="P36"/>
          </table:table-cell>
          <table:table-cell table:style-name="Tabla2.G51" office:value-type="string">
            <text:p text:style-name="P36"/>
          </table:table-cell>
          <table:table-cell table:style-name="Tabla2.H51" office:value-type="string">
            <text:p text:style-name="P36"/>
          </table:table-cell>
        </table:table-row>
        <table:table-row table:style-name="Tabla2.1">
          <table:covered-table-cell/>
          <table:covered-table-cell/>
          <table:table-cell table:style-name="Tabla2.C52" office:value-type="string">
            <text:p text:style-name="P12"><text:span text:style-name="T16">2nCS.BL4.3.4 Distingix entre </text:span><text:span text:style-name="T22">narracions de llegendes o mites</text:span><text:span text:style-name="T16"> i la història en l’ús de fotografies o documents audiovisuals i narracions.</text:span></text:p>
          </table:table-cell>
          <table:table-cell table:style-name="Tabla2.D52" office:value-type="string">
            <text:p text:style-name="P36">CSC</text:p>
            <text:p text:style-name="P36">CCLI</text:p>
            <text:p text:style-name="P35"/>
          </table:table-cell>
          <table:table-cell table:style-name="Tabla2.E52" office:value-type="string">
            <text:p text:style-name="P36"/>
          </table:table-cell>
          <table:table-cell table:style-name="Tabla2.F52" office:value-type="string">
            <text:p text:style-name="P36"/>
          </table:table-cell>
          <table:table-cell table:style-name="Tabla2.G52" office:value-type="string">
            <text:p text:style-name="P36"/>
          </table:table-cell>
          <table:table-cell table:style-name="Tabla2.H52" office:value-type="string">
            <text:p text:style-name="P3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8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2T15:35:50.719054832</dc:date>
    <meta:editing-cycles>207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8" meta:paragraph-count="231" meta:word-count="2946" meta:character-count="19542" meta:non-whitespace-character-count="16791"/>
  </office:meta>
</office:document-meta>
</file>